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Thumbnails/thumbnail.png" manifest:media-type="image/png"/>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meta.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2"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 style:family="table">
      <style:table-properties style:width="19.001cm" table:align="margins"/>
    </style:style>
    <style:style style:name="Tableau2.A" style:family="table-column">
      <style:table-column-properties style:column-width="8.077cm" style:rel-column-width="27857*"/>
    </style:style>
    <style:style style:name="Tableau2.B" style:family="table-column">
      <style:table-column-properties style:column-width="10.924cm" style:rel-column-width="37678*"/>
    </style:style>
    <style:style style:name="Tableau2.A1" style:family="table-cell">
      <style:table-cell-properties style:vertical-align="middle" fo:padding="0.097cm" fo:border="none"/>
    </style:style>
    <style:style style:name="Tableau3" style:family="table">
      <style:table-properties style:width="19.001cm" table:align="margins"/>
    </style:style>
    <style:style style:name="Tableau3.A" style:family="table-column">
      <style:table-column-properties style:column-width="8.463cm" style:rel-column-width="29190*"/>
    </style:style>
    <style:style style:name="Tableau3.B" style:family="table-column">
      <style:table-column-properties style:column-width="10.537cm" style:rel-column-width="36345*"/>
    </style:style>
    <style:style style:name="Tableau3.A1" style:family="table-cell">
      <style:table-cell-properties style:vertical-align="middle" fo:padding="0.097cm" fo:border="none"/>
    </style:style>
    <style:style style:name="Tableau4" style:family="table">
      <style:table-properties style:width="19.001cm" table:align="margins"/>
    </style:style>
    <style:style style:name="Tableau4.A" style:family="table-column">
      <style:table-column-properties style:column-width="6.308cm" style:rel-column-width="21755*"/>
    </style:style>
    <style:style style:name="Tableau4.B" style:family="table-column">
      <style:table-column-properties style:column-width="12.693cm" style:rel-column-width="43780*"/>
    </style:style>
    <style:style style:name="Tableau4.A1" style:family="table-cell">
      <style:table-cell-properties style:vertical-align="middle" fo:padding="0.097cm" fo:border="none"/>
    </style:style>
    <style:style style:name="Tableau5" style:family="table">
      <style:table-properties style:width="19.001cm" table:align="margins"/>
    </style:style>
    <style:style style:name="Tableau5.A" style:family="table-column">
      <style:table-column-properties style:column-width="8.5cm" style:rel-column-width="29317*"/>
    </style:style>
    <style:style style:name="Tableau5.B" style:family="table-column">
      <style:table-column-properties style:column-width="10.5cm" style:rel-column-width="36218*"/>
    </style:style>
    <style:style style:name="Tableau5.A1" style:family="table-cell">
      <style:table-cell-properties style:vertical-align="middle" fo:padding="0.097cm" fo:border="none"/>
    </style:style>
    <style:style style:name="Tableau6" style:family="table">
      <style:table-properties style:width="19.001cm" table:align="margins"/>
    </style:style>
    <style:style style:name="Tableau6.A" style:family="table-column">
      <style:table-column-properties style:column-width="8.5cm" style:rel-column-width="29317*"/>
    </style:style>
    <style:style style:name="Tableau6.B" style:family="table-column">
      <style:table-column-properties style:column-width="10.5cm" style:rel-column-width="36218*"/>
    </style:style>
    <style:style style:name="Tableau6.A1" style:family="table-cell">
      <style:table-cell-properties style:vertical-align="middle" fo:padding="0.097cm" fo:border="none"/>
    </style:style>
    <style:style style:name="Tableau1" style:family="table">
      <style:table-properties style:width="19.001cm" table:align="margins"/>
    </style:style>
    <style:style style:name="Tableau1.A" style:family="table-column">
      <style:table-column-properties style:column-width="7.163cm" style:rel-column-width="24706*"/>
    </style:style>
    <style:style style:name="Tableau1.B" style:family="table-column">
      <style:table-column-properties style:column-width="8.543cm" style:rel-column-width="29463*"/>
    </style:style>
    <style:style style:name="Tableau1.C" style:family="table-column">
      <style:table-column-properties style:column-width="3.295cm" style:rel-column-width="11366*"/>
    </style:style>
    <style:style style:name="Tableau1.A1" style:family="table-cell">
      <style:table-cell-properties fo:padding="0.097cm" fo:border-left="1pt solid #000000" fo:border-right="none" fo:border-top="1pt solid #000000" fo:border-bottom="1pt solid #000000"/>
    </style:style>
    <style:style style:name="Tableau1.C1" style:family="table-cell">
      <style:table-cell-properties fo:padding="0.097cm" fo:border="1pt solid #000000"/>
    </style:style>
    <style:style style:name="Tableau1.A2" style:family="table-cell">
      <style:table-cell-properties style:vertical-align="middle" fo:padding="0.097cm" fo:border-left="1pt solid #000000" fo:border-right="none" fo:border-top="none" fo:border-bottom="1pt solid #000000"/>
    </style:style>
    <style:style style:name="Tableau1.C2" style:family="table-cell">
      <style:table-cell-properties style:vertical-align="middle" fo:padding="0.097cm" fo:border-left="1pt solid #000000" fo:border-right="1pt solid #000000" fo:border-top="none" fo:border-bottom="1pt solid #000000"/>
    </style:style>
    <style:style style:name="Tableau7" style:family="table">
      <style:table-properties style:width="19.001cm" table:align="margins"/>
    </style:style>
    <style:style style:name="Tableau7.A" style:family="table-column">
      <style:table-column-properties style:column-width="7.163cm" style:rel-column-width="24706*"/>
    </style:style>
    <style:style style:name="Tableau7.B" style:family="table-column">
      <style:table-column-properties style:column-width="8.543cm" style:rel-column-width="29463*"/>
    </style:style>
    <style:style style:name="Tableau7.C" style:family="table-column">
      <style:table-column-properties style:column-width="3.295cm" style:rel-column-width="11366*"/>
    </style:style>
    <style:style style:name="Tableau7.A1" style:family="table-cell">
      <style:table-cell-properties fo:padding="0.097cm" fo:border-left="1pt solid #000000" fo:border-right="none" fo:border-top="1pt solid #000000" fo:border-bottom="1pt solid #000000"/>
    </style:style>
    <style:style style:name="Tableau7.C1" style:family="table-cell">
      <style:table-cell-properties fo:padding="0.097cm" fo:border="1pt solid #000000"/>
    </style:style>
    <style:style style:name="Tableau7.A2" style:family="table-cell">
      <style:table-cell-properties style:vertical-align="middle" fo:padding="0.097cm" fo:border-left="1pt solid #000000" fo:border-right="none" fo:border-top="none" fo:border-bottom="1pt solid #000000"/>
    </style:style>
    <style:style style:name="Tableau7.C2" style:family="table-cell">
      <style:table-cell-properties style:vertical-align="middle" fo:padding="0.097cm" fo:border-left="1pt solid #000000" fo:border-right="1pt solid #000000" fo:border-top="none" fo:border-bottom="1pt solid #000000"/>
    </style:style>
    <style:style style:name="P1" style:family="paragraph" style:parent-style-name="Header">
      <style:paragraph-properties fo:text-align="end" style:justify-single-word="false"/>
      <style:text-properties fo:font-size="6pt" style:font-size-asian="6pt" style:font-size-complex="6pt"/>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text-align="start" style:justify-single-word="false"/>
    </style:style>
    <style:style style:name="P4" style:family="paragraph" style:parent-style-name="Standard">
      <style:text-properties officeooo:paragraph-rsid="0019d286"/>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18a84c"/>
    </style:style>
    <style:style style:name="P7" style:family="paragraph" style:parent-style-name="Table_20_Contents">
      <style:text-properties fo:background-color="#cccccc"/>
    </style:style>
    <style:style style:name="P8" style:family="paragraph" style:parent-style-name="Table_20_Contents">
      <style:text-properties officeooo:paragraph-rsid="0018a84c" fo:background-color="#cccccc"/>
    </style:style>
    <style:style style:name="P9" style:family="paragraph" style:parent-style-name="Table_20_Contents">
      <style:text-properties fo:font-size="12pt" style:font-size-asian="12pt" style:font-size-complex="12pt"/>
    </style:style>
    <style:style style:name="P10" style:family="paragraph" style:parent-style-name="Table_20_Contents">
      <style:text-properties fo:font-size="12pt" officeooo:paragraph-rsid="0018a84c" style:font-size-asian="12pt" style:font-size-complex="12pt"/>
    </style:style>
    <style:style style:name="P11" style:family="paragraph" style:parent-style-name="Table_20_Contents">
      <style:paragraph-properties fo:text-align="start" style:justify-single-word="false"/>
    </style:style>
    <style:style style:name="P12" style:family="paragraph" style:parent-style-name="Standard">
      <style:paragraph-properties fo:margin-left="2cm" fo:margin-right="0cm" fo:text-indent="-2cm" style:auto-text-indent="false">
        <style:tab-stops/>
      </style:paragraph-properties>
    </style:style>
    <style:style style:name="P13" style:family="paragraph" style:parent-style-name="Standard">
      <style:paragraph-properties fo:margin-left="2cm" fo:margin-right="0cm" fo:text-indent="-2cm" style:auto-text-indent="false">
        <style:tab-stops/>
      </style:paragraph-properties>
      <style:text-properties fo:font-weight="bold" style:font-weight-asian="bold" style:font-weight-complex="bold"/>
    </style:style>
    <style:style style:name="P14" style:family="paragraph" style:parent-style-name="Standard">
      <style:paragraph-properties fo:margin-left="2cm" fo:margin-right="0cm" fo:text-indent="-2cm" style:auto-text-indent="false" fo:break-before="page">
        <style:tab-stops/>
      </style:paragraph-properties>
    </style:style>
    <style:style style:name="P15" style:family="paragraph" style:parent-style-name="Standard">
      <style:paragraph-properties fo:break-before="page"/>
      <style:text-properties officeooo:paragraph-rsid="0019d286"/>
    </style:style>
    <style:style style:name="P16" style:family="paragraph" style:parent-style-name="Table_20_Contents">
      <style:paragraph-properties fo:break-before="page"/>
    </style:style>
    <style:style style:name="P17" style:family="paragraph" style:parent-style-name="Standard" style:list-style-name="tfPuce">
      <style:paragraph-properties>
        <style:tab-stops/>
      </style:paragraph-properties>
    </style:style>
    <style:style style:name="P18" style:family="paragraph" style:parent-style-name="Standard">
      <style:text-properties officeooo:paragraph-rsid="001a9532"/>
    </style:style>
    <style:style style:name="P19" style:family="paragraph" style:parent-style-name="Standard">
      <style:text-properties officeooo:paragraph-rsid="001a9532" fo:background-color="#cccccc"/>
    </style:style>
    <style:style style:name="P20" style:family="paragraph" style:parent-style-name="Text_20_body">
      <style:text-properties officeooo:paragraph-rsid="001a9532"/>
    </style:style>
    <style:style style:name="P21" style:family="paragraph" style:parent-style-name="tfTitre_20_1_29_">
      <style:paragraph-properties fo:break-before="page"/>
    </style:style>
    <style:style style:name="P22" style:family="paragraph" style:parent-style-name="Table_20_Contents" style:list-style-name="tfPuce">
      <style:paragraph-properties fo:text-align="start" style:justify-single-word="false"/>
    </style:style>
    <style:style style:name="P23" style:family="paragraph" style:parent-style-name="Table_20_Contents" style:list-style-name="tfPuce">
      <style:paragraph-properties fo:text-align="start" style:justify-single-word="false"/>
      <style:text-properties officeooo:paragraph-rsid="0019d286"/>
    </style:style>
    <style:style style:name="P24" style:family="paragraph" style:parent-style-name="Table_20_Contents" style:list-style-name="tfPuce">
      <style:paragraph-properties fo:text-align="start" style:justify-single-word="false"/>
      <style:text-properties fo:font-style="italic" officeooo:paragraph-rsid="0019d286" style:font-style-asian="italic" style:font-style-complex="italic"/>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1a9532"/>
    </style:style>
    <style:style style:name="P27" style:family="paragraph" style:parent-style-name="Table_20_Contents">
      <style:text-properties fo:background-color="#cccccc"/>
    </style:style>
    <style:style style:name="P28" style:family="paragraph" style:parent-style-name="Table_20_Contents">
      <style:text-properties officeooo:paragraph-rsid="001a9532" fo:background-color="#cccccc"/>
    </style:style>
    <style:style style:name="P29" style:family="paragraph" style:parent-style-name="Table_20_Contents">
      <style:text-properties officeooo:paragraph-rsid="001a9532"/>
    </style:style>
    <style:style style:name="P30" style:family="paragraph" style:parent-style-name="Table_20_Contents">
      <style:paragraph-properties fo:break-before="page"/>
      <style:text-properties officeooo:paragraph-rsid="0018a84c" fo:background-color="#cccccc"/>
    </style:style>
    <style:style style:name="P3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2" style:family="paragraph">
      <style:paragraph-properties fo:margin-left="0cm" fo:margin-right="0cm" fo:margin-top="0cm" fo:margin-bottom="0cm" fo:line-height="100%" fo:text-indent="0cm"/>
    </style:style>
    <style:style style:name="P33"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text-emphasize="none" style:text-scale="100%" style:font-relief="none"/>
    </style:style>
    <style:style style:name="P34"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3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letter-spacing="normal" fo:font-style="normal" fo:text-shadow="none" style:text-underline-style="none" fo:font-weight="normal" style:text-underline-mode="continuous" style:text-overline-mode="continuous" style:text-line-through-mode="continuous" style:letter-kerning="tru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P37" style:family="paragraph">
      <loext:graphic-properties draw:fill="none" draw:fill-color="#ffffff"/>
      <style:paragraph-properties fo:margin-left="0cm" fo:margin-right="0cm" fo:margin-top="0cm" fo:margin-bottom="0cm" fo:line-height="100%" fo:text-indent="0cm"/>
      <style:text-properties fo:color="#404040" style:text-outline="false" style:text-line-through-style="none" style:text-line-through-type="none" style:font-name="Arial" fo:font-size="14pt" fo:letter-spacing="normal" fo:font-style="normal" fo:text-shadow="none" style:text-underline-style="none" fo:font-weight="normal" style:text-underline-mode="continuous" style:text-overline-mode="continuous" style:text-line-through-mode="continuous" style:letter-kerning="tru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P3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P4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background-color="#cccccc" loext:char-shading-value="0"/>
    </style:style>
    <style:style style:name="T5" style:family="text">
      <style:text-properties fo:background-color="transparent" loext:char-shading-value="0"/>
    </style:style>
    <style:style style:name="T6" style:family="text">
      <style:text-properties officeooo:rsid="00223a7f" fo:background-color="transparent" loext:char-shading-value="0"/>
    </style:style>
    <style:style style:name="T7" style:family="text">
      <style:text-properties style:text-underline-style="none" fo:font-weight="bold" fo:background-color="transparent" loext:char-shading-value="0" style:font-weight-asian="bold" style:font-weight-complex="bold"/>
    </style:style>
    <style:style style:name="T8" style:family="text">
      <style:text-properties style:text-underline-style="none" fo:font-weight="bold" officeooo:rsid="00223a7f" fo:background-color="transparent" loext:char-shading-value="0" style:font-weight-asian="bold" style:font-weight-complex="bold"/>
    </style:style>
    <style:style style:name="T9" style:family="text">
      <style:text-properties style:text-underline-style="solid" style:text-underline-width="auto" style:text-underline-color="font-color" fo:background-color="transparent" loext:char-shading-value="0"/>
    </style:style>
    <style:style style:name="T10" style:family="text">
      <style:text-properties style:text-underline-style="solid" style:text-underline-width="auto" style:text-underline-color="font-color" officeooo:rsid="00223a7f" fo:background-color="transparent" loext:char-shading-value="0"/>
    </style:style>
    <style:style style:name="T11" style:family="text">
      <style:text-properties officeooo:rsid="00223a7f"/>
    </style:style>
    <style:style style:name="T12" style:family="text">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text-emphasize="none" style:text-scale="100%" style:font-relief="none"/>
    </style:style>
    <style:style style:name="T13" style:family="text">
      <style:text-properties style:use-window-font-color="true" style:text-outline="false" style:text-line-through-style="none" style:text-line-through-type="none" style:font-name="Arial2"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T14" style:family="text">
      <style:text-properties style:use-window-font-color="true" style:text-outline="false" style:text-line-through-style="none" style:text-line-through-type="none" style:font-name="Arial" fo:font-size="14pt" fo:letter-spacing="normal" fo:font-style="normal" fo:text-shadow="none" style:text-underline-style="none" fo:font-weight="normal" style:text-underline-mode="continuous" style:text-overline-mode="continuous" style:text-line-through-mode="continuous" style:letter-kerning="tru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T15" style:family="text">
      <style:text-properties fo:color="#404040" style:text-outline="false" style:text-line-through-style="none" style:text-line-through-type="none" style:font-name="Arial" fo:font-size="14pt" fo:letter-spacing="normal" fo:font-style="normal" fo:text-shadow="none" style:text-underline-style="none" fo:font-weight="normal" style:text-underline-mode="continuous" style:text-overline-mode="continuous" style:text-line-through-mode="continuous" style:letter-kerning="tru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text-line-through-type="none" style:font-name="Arial2" fo:font-size="5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9" style:family="text">
      <style:text-properties fo:font-variant="normal" fo:text-transform="none"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fo:margin-left="0cm" fo:margin-right="0cm" style:vertical-pos="middle" style:vertical-rel="text" style:horizontal-pos="from-left" style:horizontal-rel="paragraph-content" draw:ole-draw-aspect="1"/>
    </style:style>
    <style:style style:name="fr2" style:family="graphic" style:parent-style-name="Formula">
      <style:graphic-properties fo:margin-left="0cm" fo:margin-right="0cm"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middle" style:vertical-rel="baseline" style:horizontal-pos="from-left" style:horizontal-rel="page" draw:wrap-influence-on-position="once-concurrent" style:flow-with-text="false"/>
    </style:style>
    <style:style style:name="gr2" style:family="graphic">
      <style:graphic-properties draw:stroke="solid" svg:stroke-width="0.049cm" svg:stroke-color="#000000" draw:marker-start="" draw:marker-start-width="0.079cm" draw:marker-start-center="false" draw:marker-end="" draw:marker-end-width="0.079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false" draw:fit-to-size="false" fo:padding-top="0.125cm" fo:padding-bottom="0.125cm" fo:padding-left="0.25cm" fo:padding-right="0.25cm" draw:shadow="hidden" draw:shadow-offset-x="0.3cm" draw:shadow-offset-y="0.3cm" draw:shadow-color="#808080" style:run-through="foreground"/>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auto-grow-height="false" fo:min-height="0.958cm" fo:padding-top="0cm" fo:padding-bottom="0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auto-grow-height="false" fo:padding-top="0cm" fo:padding-bottom="0cm" fo:padding-left="0.25cm" fo:padding-right="0.25cm" draw:shadow="hidden" draw:shadow-offset-x="0.3cm" draw:shadow-offset-y="0.3cm" draw:shadow-color="#808080" style:run-through="foreground"/>
    </style:style>
    <style:style style:name="gr8" style:family="graphic">
      <style:graphic-properties draw:stroke="none" svg:stroke-width="0.03cm" svg:stroke-color="#000000" draw:marker-start="" draw:marker-start-width="0.349cm" draw:marker-start-center="false" draw:marker-end="" draw:marker-end-width="0.349cm" draw:marker-end-center="false" draw:fill="none" draw:fill-color="#99ccff" fo:min-height="0.6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3cm" svg:stroke-color="#000000" draw:marker-start="" draw:marker-start-width="0.349cm" draw:marker-start-center="false" draw:marker-end="" draw:marker-end-width="0.349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10" style:family="graphic">
      <style:graphic-properties draw:stroke="none" svg:stroke-width="0.03cm" svg:stroke-color="#000000" draw:marker-start="" draw:marker-start-width="0.349cm" draw:marker-start-center="false" draw:marker-end="" draw:marker-end-width="0.349cm" draw:marker-end-center="false" draw:fill="none" draw:fill-color="#99ccff" fo:min-height="0.57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21cm" svg:stroke-color="#000000" draw:marker-start="" draw:marker-start-width="0.3cm" draw:marker-start-center="false" draw:marker-end="" draw:marker-end-width="0.3cm" draw:marker-end-center="false" draw:fill="solid" draw:fill-color="#99ccff"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12" style:family="graphic">
      <style:graphic-properties draw:stroke="solid" svg:stroke-width="0.049cm" svg:stroke-color="#000000" draw:marker-start="" draw:marker-start-width="0.34cm" draw:marker-start-center="false" draw:marker-end="" draw:marker-end-width="0.34cm" draw:marker-end-center="false" draw:fill="solid" draw:fill-color="#99ccff" draw:textarea-horizontal-align="center" draw:textarea-vertical-align="middle" fo:padding-top="0.023cm" fo:padding-bottom="0.023cm" fo:padding-left="0.023cm" fo:padding-right="0.023cm" draw:shadow="hidden" draw:shadow-offset-x="0.3cm" draw:shadow-offset-y="0.3cm" draw:shadow-color="#808080" style:run-through="foreground"/>
    </style:style>
    <style:style style:name="gr13" style:family="graphic">
      <style:graphic-properties draw:stroke="solid" svg:stroke-width="0.049cm" svg:stroke-color="#000000" draw:marker-start="" draw:marker-start-width="0.34cm" draw:marker-start-center="false" draw:marker-end="" draw:marker-end-width="0.34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false" draw:fit-to-size="false" fo:padding-top="0cm" fo:padding-bottom="0cm" fo:padding-left="0cm" fo:padding-right="0cm" draw:shadow="hidden" draw:shadow-offset-x="0.3cm" draw:shadow-offset-y="0.3cm" draw:shadow-color="#808080" style:run-through="foreground"/>
    </style:style>
    <style:style style:name="gr15" style:family="graphic">
      <style:graphic-properties draw:stroke="solid" svg:stroke-width="0.03cm" svg:stroke-color="#000000" draw:marker-start="" draw:marker-start-width="0.349cm" draw:marker-start-center="false" draw:marker-end="" draw:marker-end-width="0.349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none" svg:stroke-width="0.03cm" svg:stroke-color="#000000" draw:marker-start="" draw:marker-start-width="0.349cm" draw:marker-start-center="false" draw:marker-end="" draw:marker-end-width="0.349cm" draw:marker-end-center="false" draw:fill="none" draw:fill-color="#ffffff" draw:textarea-horizontal-align="left" draw:auto-grow-height="false" draw:fit-to-size="false" fo:padding-top="0cm" fo:padding-bottom="0cm" fo:padding-left="0.25cm" fo:padding-right="0.25cm" draw:shadow="hidden" draw:shadow-offset-x="0.3cm" draw:shadow-offset-y="0.3cm" draw:shadow-color="#808080" style:run-through="foreground"/>
    </style:style>
    <style:style style:name="gr17"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026cm" fo:padding-bottom="0.026cm" fo:padding-left="0.026cm" fo:padding-right="0.026cm" draw:shadow="hidden" draw:shadow-offset-x="0.3cm" draw:shadow-offset-y="0.3cm" draw:shadow-color="#808080" style:run-through="foreground"/>
    </style:style>
    <style:style style:name="gr18" style:family="graphic">
      <style:graphic-properties draw:stroke="none" svg:stroke-width="0.049cm" svg:stroke-color="#000000" draw:marker-start="" draw:marker-start-width="0.379cm" draw:marker-start-center="false" draw:marker-end="" draw:marker-end-width="0.379cm" draw:marker-end-center="false" draw:fill="none" draw:fill-color="#ffffff" draw:textarea-horizontal-align="left" draw:auto-grow-height="false" draw:fit-to-size="false" fo:padding-top="0cm" fo:padding-bottom="0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auto-grow-height="false" fo:min-height="0.474cm" fo:padding-top="0.049cm" fo:padding-bottom="0.049cm" fo:padding-left="0.049cm" fo:padding-right="0.049cm" draw:shadow="hidden" draw:shadow-offset-x="0.3cm" draw:shadow-offset-y="0.3cm" draw:shadow-color="#808080" style:run-through="foreground"/>
    </style:style>
    <style:style style:name="gr20" style:family="graphic">
      <style:graphic-properties draw:stroke="solid" svg:stroke-width="0.03cm" svg:stroke-color="#000000" draw:marker-start="" draw:marker-start-width="0.349cm" draw:marker-start-center="false" draw:marker-end="" draw:marker-end-width="0.349cm" draw:marker-end-center="false" draw:fill="none"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21" style:family="graphic">
      <style:graphic-properties draw:stroke="solid" svg:stroke-width="0.03cm" svg:stroke-color="#000000" draw:marker-start="" draw:marker-start-width="0.349cm" draw:marker-start-center="false" draw:marker-end="" draw:marker-end-width="0.349cm" draw:marker-end-center="false" draw:fill="none" draw:fill-color="#99cc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false" fo:min-height="0.474cm" fo:padding-top="0.049cm" fo:padding-bottom="0.049cm" fo:padding-left="0.049cm" fo:padding-right="0.049cm" draw:shadow="hidden" draw:shadow-offset-x="0.3cm" draw:shadow-offset-y="0.3cm" draw:shadow-color="#808080" style:run-through="foreground"/>
    </style:style>
    <style:style style:name="gr23" style:family="graphic">
      <style:graphic-properties style:run-through="foreground"/>
    </style:style>
    <style:style style:name="gr24"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 style:family="graphic">
      <style:graphic-properties draw:stroke="solid" svg:stroke-width="0.025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6" style:family="graphic">
      <style:graphic-properties draw:stroke="solid" svg:stroke-width="0.019cm" svg:stroke-color="#000000" draw:marker-start="" draw:marker-start-width="0.259cm" draw:marker-start-center="false" draw:marker-end=""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nstruire les triangles ABC tel que :</text:p>
      <text:p text:style-name="P4">1) AB = 5cm ; AC = 6cm ; BC = 3cm</text:p>
      <text:p text:style-name="P4">2) AB = 3cm ; BC = 4cm ; AC = 8cm</text:p>
      <text:p text:style-name="P4">3) AB = 4cm ; AC = 6cm ; <draw:frame draw:style-name="fr1" draw:name="Objet2" text:anchor-type="as-char" svg:width="3.006cm" svg:height="0.781cm" draw:z-index="11"><draw:object xlink:href="./Object 2" xlink:type="simple" xlink:show="embed" xlink:actuate="onLoad"/><draw:image xlink:href="./ObjectReplacements/Object 2" xlink:type="simple" xlink:show="embed" xlink:actuate="onLoad"/><svg:desc>formule</svg:desc></draw:frame></text:p>
      <text:p text:style-name="P4">4) AB = 3cm ; AC = 6cm ; <draw:frame draw:style-name="fr1" draw:name="Objet3" text:anchor-type="as-char" svg:width="2.992cm" svg:height="0.781cm" draw:z-index="12"><draw:object xlink:href="./Object 3" xlink:type="simple" xlink:show="embed" xlink:actuate="onLoad"/><draw:image xlink:href="./ObjectReplacements/Object 3" xlink:type="simple" xlink:show="embed" xlink:actuate="onLoad"/><svg:desc>formule</svg:desc></draw:frame></text:p>
      <text:p text:style-name="P4">5) AC = 6cm ; <draw:frame draw:style-name="fr1" draw:name="Objet4" text:anchor-type="as-char" svg:width="3.006cm" svg:height="0.781cm" draw:z-index="13"><draw:object xlink:href="./Object 4" xlink:type="simple" xlink:show="embed" xlink:actuate="onLoad"/><draw:image xlink:href="./ObjectReplacements/Object 4" xlink:type="simple" xlink:show="embed" xlink:actuate="onLoad"/><svg:desc>formule</svg:desc></draw:frame> ; <draw:frame draw:style-name="fr1" draw:name="Objet5" text:anchor-type="as-char" svg:width="2.942cm" svg:height="0.781cm" draw:z-index="14"><draw:object xlink:href="./Object 5" xlink:type="simple" xlink:show="embed" xlink:actuate="onLoad"/><draw:image xlink:href="./ObjectReplacements/Object 5" xlink:type="simple" xlink:show="embed" xlink:actuate="onLoad"/><svg:desc>formule</svg:desc></draw:frame></text:p>
      <text:p text:style-name="P4">6) AC = 6cm ; <draw:frame draw:style-name="fr1" draw:name="Objet6" text:anchor-type="as-char" svg:width="3.006cm" svg:height="0.781cm" draw:z-index="15"><draw:object xlink:href="./Object 7" xlink:type="simple" xlink:show="embed" xlink:actuate="onLoad"/><draw:image xlink:href="./ObjectReplacements/Object 7" xlink:type="simple" xlink:show="embed" xlink:actuate="onLoad"/><svg:desc>formule</svg:desc></draw:frame> ; <draw:frame draw:style-name="fr1" draw:name="Objet7" text:anchor-type="as-char" svg:width="3.327cm" svg:height="0.781cm" draw:z-index="16"><draw:object xlink:href="./Object 14" xlink:type="simple" xlink:show="embed" xlink:actuate="onLoad"/><draw:image xlink:href="./ObjectReplacements/Object 14" xlink:type="simple" xlink:show="embed" xlink:actuate="onLoad"/><svg:desc>formule</svg:desc></draw:frame></text:p>
      <text:p text:style-name="P4"/>
      <text:p text:style-name="P4">Une figure par triangle !</text:p>
      <text:p text:style-name="P4"/>
      <text:p text:style-name="P4"/>
      <text:p text:style-name="P4"/>
      <text:p text:style-name="P4"/>
      <text:p text:style-name="P4">Construire les triangles ABC tel que :</text:p>
      <text:p text:style-name="P4">1) AB = 5cm ; AC = 6cm ; BC = 3cm</text:p>
      <text:p text:style-name="P4">2) AB = 3cm ; BC = 4cm ; AC = 8cm</text:p>
      <text:p text:style-name="P4">3) AB = 4cm ; AC = 6cm ; <draw:frame draw:style-name="fr1" draw:name="Objet14" text:anchor-type="as-char" svg:width="3.006cm" svg:height="0.781cm" draw:z-index="17"><draw:object xlink:href="./Object 15" xlink:type="simple" xlink:show="embed" xlink:actuate="onLoad"/><draw:image xlink:href="./ObjectReplacements/Object 15" xlink:type="simple" xlink:show="embed" xlink:actuate="onLoad"/><svg:desc>formule</svg:desc></draw:frame></text:p>
      <text:p text:style-name="P4">4) AB = 3cm ; AC = 6cm ; <draw:frame draw:style-name="fr1" draw:name="Objet45" text:anchor-type="as-char" svg:width="2.992cm" svg:height="0.781cm" draw:z-index="18"><draw:object xlink:href="./Object 45" xlink:type="simple" xlink:show="embed" xlink:actuate="onLoad"/><draw:image xlink:href="./ObjectReplacements/Object 45" xlink:type="simple" xlink:show="embed" xlink:actuate="onLoad"/><svg:desc>formule</svg:desc></draw:frame></text:p>
      <text:p text:style-name="P4">5) AC = 6cm ; <draw:frame draw:style-name="fr1" draw:name="Objet47" text:anchor-type="as-char" svg:width="3.006cm" svg:height="0.781cm" draw:z-index="19"><draw:object xlink:href="./Object 47" xlink:type="simple" xlink:show="embed" xlink:actuate="onLoad"/><draw:image xlink:href="./ObjectReplacements/Object 47" xlink:type="simple" xlink:show="embed" xlink:actuate="onLoad"/><svg:desc>formule</svg:desc></draw:frame> ; <draw:frame draw:style-name="fr1" draw:name="Objet50" text:anchor-type="as-char" svg:width="2.942cm" svg:height="0.781cm" draw:z-index="20"><draw:object xlink:href="./Object 50" xlink:type="simple" xlink:show="embed" xlink:actuate="onLoad"/><draw:image xlink:href="./ObjectReplacements/Object 50" xlink:type="simple" xlink:show="embed" xlink:actuate="onLoad"/><svg:desc>formule</svg:desc></draw:frame></text:p>
      <text:p text:style-name="P4">6) AC = 6cm ; <draw:frame draw:style-name="fr1" draw:name="Objet51" text:anchor-type="as-char" svg:width="3.006cm" svg:height="0.781cm" draw:z-index="21"><draw:object xlink:href="./Object 51" xlink:type="simple" xlink:show="embed" xlink:actuate="onLoad"/><draw:image xlink:href="./ObjectReplacements/Object 51" xlink:type="simple" xlink:show="embed" xlink:actuate="onLoad"/><svg:desc>formule</svg:desc></draw:frame> ; <draw:frame draw:style-name="fr1" draw:name="Objet54" text:anchor-type="as-char" svg:width="3.327cm" svg:height="0.781cm" draw:z-index="22"><draw:object xlink:href="./Object 54" xlink:type="simple" xlink:show="embed" xlink:actuate="onLoad"/><draw:image xlink:href="./ObjectReplacements/Object 54" xlink:type="simple" xlink:show="embed" xlink:actuate="onLoad"/><svg:desc>formule</svg:desc></draw:frame></text:p>
      <text:p text:style-name="P4"/>
      <text:p text:style-name="P4">Une figure par triangle !</text:p>
      <text:p text:style-name="P4"/>
      <text:p text:style-name="P4"/>
      <text:p text:style-name="P4"/>
      <text:p text:style-name="P4"/>
      <text:p text:style-name="P4">Construire les triangles ABC tel que :</text:p>
      <text:p text:style-name="P4">1) AB = 5cm ; AC = 6cm ; BC = 3cm</text:p>
      <text:p text:style-name="P4">2) AB = 3cm ; BC = 4cm ; AC = 8cm</text:p>
      <text:p text:style-name="P4">3) AB = 4cm ; AC = 6cm ; <draw:frame draw:style-name="fr1" draw:name="Objet55" text:anchor-type="as-char" svg:width="3.006cm" svg:height="0.781cm" draw:z-index="23"><draw:object xlink:href="./Object 55" xlink:type="simple" xlink:show="embed" xlink:actuate="onLoad"/><draw:image xlink:href="./ObjectReplacements/Object 55" xlink:type="simple" xlink:show="embed" xlink:actuate="onLoad"/><svg:desc>formule</svg:desc></draw:frame></text:p>
      <text:p text:style-name="P4">4) AB = 3cm ; AC = 6cm ; <draw:frame draw:style-name="fr1" draw:name="Objet56" text:anchor-type="as-char" svg:width="2.992cm" svg:height="0.781cm" draw:z-index="24"><draw:object xlink:href="./Object 56" xlink:type="simple" xlink:show="embed" xlink:actuate="onLoad"/><draw:image xlink:href="./ObjectReplacements/Object 56" xlink:type="simple" xlink:show="embed" xlink:actuate="onLoad"/><svg:desc>formule</svg:desc></draw:frame></text:p>
      <text:p text:style-name="P4">5) AC = 6cm ; <draw:frame draw:style-name="fr1" draw:name="Objet57" text:anchor-type="as-char" svg:width="3.006cm" svg:height="0.781cm" draw:z-index="25"><draw:object xlink:href="./Object 57" xlink:type="simple" xlink:show="embed" xlink:actuate="onLoad"/><draw:image xlink:href="./ObjectReplacements/Object 57" xlink:type="simple" xlink:show="embed" xlink:actuate="onLoad"/><svg:desc>formule</svg:desc></draw:frame> ; <draw:frame draw:style-name="fr1" draw:name="Objet58" text:anchor-type="as-char" svg:width="2.942cm" svg:height="0.781cm" draw:z-index="26"><draw:object xlink:href="./Object 58" xlink:type="simple" xlink:show="embed" xlink:actuate="onLoad"/><draw:image xlink:href="./ObjectReplacements/Object 58" xlink:type="simple" xlink:show="embed" xlink:actuate="onLoad"/><svg:desc>formule</svg:desc></draw:frame></text:p>
      <text:p text:style-name="P4">6) AC = 6cm ; <draw:frame draw:style-name="fr1" draw:name="Objet59" text:anchor-type="as-char" svg:width="3.006cm" svg:height="0.781cm" draw:z-index="27"><draw:object xlink:href="./Object 59" xlink:type="simple" xlink:show="embed" xlink:actuate="onLoad"/><draw:image xlink:href="./ObjectReplacements/Object 59" xlink:type="simple" xlink:show="embed" xlink:actuate="onLoad"/><svg:desc>formule</svg:desc></draw:frame> ; <draw:frame draw:style-name="fr1" draw:name="Objet60" text:anchor-type="as-char" svg:width="3.327cm" svg:height="0.781cm" draw:z-index="28"><draw:object xlink:href="./Object 60" xlink:type="simple" xlink:show="embed" xlink:actuate="onLoad"/><draw:image xlink:href="./ObjectReplacements/Object 60" xlink:type="simple" xlink:show="embed" xlink:actuate="onLoad"/><svg:desc>formule</svg:desc></draw:frame></text:p>
      <text:p text:style-name="P4"/>
      <text:p text:style-name="P4">Une figure par triangle !</text:p>
      <text:p text:style-name="P15">Construire les triangles ABC tel que :</text:p>
      <text:p text:style-name="P4">1) AB = 5cm ; AC = 6cm ; BC = 3cm</text:p>
      <text:p text:style-name="P4">2) AB = 3cm ; BC = 4cm ; AC = 8cm</text:p>
      <text:p text:style-name="P4">3) AB = 4cm ; AC = 6cm ; <draw:frame draw:style-name="fr1" draw:name="Objet61" text:anchor-type="as-char" svg:width="3.006cm" svg:height="0.781cm" draw:z-index="29"><draw:object xlink:href="./Object 61" xlink:type="simple" xlink:show="embed" xlink:actuate="onLoad"/><draw:image xlink:href="./ObjectReplacements/Object 61" xlink:type="simple" xlink:show="embed" xlink:actuate="onLoad"/><svg:desc>formule</svg:desc></draw:frame></text:p>
      <text:p text:style-name="P4">4) AB = 3cm ; AC = 6cm ; <draw:frame draw:style-name="fr1" draw:name="Objet62" text:anchor-type="as-char" svg:width="2.992cm" svg:height="0.781cm" draw:z-index="30"><draw:object xlink:href="./Object 62" xlink:type="simple" xlink:show="embed" xlink:actuate="onLoad"/><draw:image xlink:href="./ObjectReplacements/Object 62" xlink:type="simple" xlink:show="embed" xlink:actuate="onLoad"/><svg:desc>formule</svg:desc></draw:frame></text:p>
      <text:p text:style-name="P4">5) AC = 6cm ; <draw:frame draw:style-name="fr1" draw:name="Objet63" text:anchor-type="as-char" svg:width="3.006cm" svg:height="0.781cm" draw:z-index="31"><draw:object xlink:href="./Object 63" xlink:type="simple" xlink:show="embed" xlink:actuate="onLoad"/><draw:image xlink:href="./ObjectReplacements/Object 63" xlink:type="simple" xlink:show="embed" xlink:actuate="onLoad"/><svg:desc>formule</svg:desc></draw:frame> ; <draw:frame draw:style-name="fr1" draw:name="Objet64" text:anchor-type="as-char" svg:width="2.942cm" svg:height="0.781cm" draw:z-index="32"><draw:object xlink:href="./Object 64" xlink:type="simple" xlink:show="embed" xlink:actuate="onLoad"/><draw:image xlink:href="./ObjectReplacements/Object 64" xlink:type="simple" xlink:show="embed" xlink:actuate="onLoad"/><svg:desc>formule</svg:desc></draw:frame></text:p>
      <text:p text:style-name="P4">6) AC = 6cm ; <draw:frame draw:style-name="fr1" draw:name="Objet65" text:anchor-type="as-char" svg:width="3.006cm" svg:height="0.781cm" draw:z-index="33"><draw:object xlink:href="./Object 65" xlink:type="simple" xlink:show="embed" xlink:actuate="onLoad"/><draw:image xlink:href="./ObjectReplacements/Object 65" xlink:type="simple" xlink:show="embed" xlink:actuate="onLoad"/><svg:desc>formule</svg:desc></draw:frame> ; <draw:frame draw:style-name="fr1" draw:name="Objet66" text:anchor-type="as-char" svg:width="3.327cm" svg:height="0.781cm" draw:z-index="34"><draw:object xlink:href="./Object 66" xlink:type="simple" xlink:show="embed" xlink:actuate="onLoad"/><draw:image xlink:href="./ObjectReplacements/Object 66" xlink:type="simple" xlink:show="embed" xlink:actuate="onLoad"/><svg:desc>formule</svg:desc></draw:frame></text:p>
      <text:p text:style-name="P4"/>
      <text:p text:style-name="P4">Une figure par triangle !</text:p>
      <text:p text:style-name="P4"/>
      <text:p text:style-name="P4"/>
      <text:p text:style-name="P4"/>
      <text:p text:style-name="P4"/>
      <text:p text:style-name="P4">Construire les triangles ABC tel que :</text:p>
      <text:p text:style-name="P4">1) AB = 5cm ; AC = 6cm ; BC = 3cm</text:p>
      <text:p text:style-name="P4">2) AB = 3cm ; BC = 4cm ; AC = 8cm</text:p>
      <text:p text:style-name="P4">3) AB = 4cm ; AC = 6cm ; <draw:frame draw:style-name="fr1" draw:name="Objet67" text:anchor-type="as-char" svg:width="3.006cm" svg:height="0.781cm" draw:z-index="35"><draw:object xlink:href="./Object 67" xlink:type="simple" xlink:show="embed" xlink:actuate="onLoad"/><draw:image xlink:href="./ObjectReplacements/Object 67" xlink:type="simple" xlink:show="embed" xlink:actuate="onLoad"/><svg:desc>formule</svg:desc></draw:frame></text:p>
      <text:p text:style-name="P4">4) AB = 3cm ; AC = 6cm ; <draw:frame draw:style-name="fr1" draw:name="Objet68" text:anchor-type="as-char" svg:width="2.992cm" svg:height="0.781cm" draw:z-index="36"><draw:object xlink:href="./Object 68" xlink:type="simple" xlink:show="embed" xlink:actuate="onLoad"/><draw:image xlink:href="./ObjectReplacements/Object 68" xlink:type="simple" xlink:show="embed" xlink:actuate="onLoad"/><svg:desc>formule</svg:desc></draw:frame></text:p>
      <text:p text:style-name="P4">5) AC = 6cm ; <draw:frame draw:style-name="fr1" draw:name="Objet69" text:anchor-type="as-char" svg:width="3.006cm" svg:height="0.781cm" draw:z-index="37"><draw:object xlink:href="./Object 69" xlink:type="simple" xlink:show="embed" xlink:actuate="onLoad"/><draw:image xlink:href="./ObjectReplacements/Object 69" xlink:type="simple" xlink:show="embed" xlink:actuate="onLoad"/><svg:desc>formule</svg:desc></draw:frame> ; <draw:frame draw:style-name="fr1" draw:name="Objet70" text:anchor-type="as-char" svg:width="2.942cm" svg:height="0.781cm" draw:z-index="38"><draw:object xlink:href="./Object 70" xlink:type="simple" xlink:show="embed" xlink:actuate="onLoad"/><draw:image xlink:href="./ObjectReplacements/Object 70" xlink:type="simple" xlink:show="embed" xlink:actuate="onLoad"/><svg:desc>formule</svg:desc></draw:frame></text:p>
      <text:p text:style-name="P4">6) AC = 6cm ; <draw:frame draw:style-name="fr1" draw:name="Objet71" text:anchor-type="as-char" svg:width="3.006cm" svg:height="0.781cm" draw:z-index="39"><draw:object xlink:href="./Object 71" xlink:type="simple" xlink:show="embed" xlink:actuate="onLoad"/><draw:image xlink:href="./ObjectReplacements/Object 71" xlink:type="simple" xlink:show="embed" xlink:actuate="onLoad"/><svg:desc>formule</svg:desc></draw:frame> ; <draw:frame draw:style-name="fr1" draw:name="Objet72" text:anchor-type="as-char" svg:width="3.327cm" svg:height="0.781cm" draw:z-index="40"><draw:object xlink:href="./Object 72" xlink:type="simple" xlink:show="embed" xlink:actuate="onLoad"/><draw:image xlink:href="./ObjectReplacements/Object 72" xlink:type="simple" xlink:show="embed" xlink:actuate="onLoad"/><svg:desc>formule</svg:desc></draw:frame></text:p>
      <text:p text:style-name="P4"/>
      <text:p text:style-name="P4">Une figure par triangle !</text:p>
      <text:p text:style-name="P4"/>
      <text:p text:style-name="P4"/>
      <text:p text:style-name="P4"/>
      <text:p text:style-name="P4"/>
      <text:p text:style-name="P4">Construire les triangles ABC tel que :</text:p>
      <text:p text:style-name="P4">1) AB = 5cm ; AC = 6cm ; BC = 3cm</text:p>
      <text:p text:style-name="P4">2) AB = 3cm ; BC = 4cm ; AC = 8cm</text:p>
      <text:p text:style-name="P4">3) AB = 4cm ; AC = 6cm ; <draw:frame draw:style-name="fr1" draw:name="Objet73" text:anchor-type="as-char" svg:width="3.006cm" svg:height="0.781cm" draw:z-index="41"><draw:object xlink:href="./Object 73" xlink:type="simple" xlink:show="embed" xlink:actuate="onLoad"/><draw:image xlink:href="./ObjectReplacements/Object 73" xlink:type="simple" xlink:show="embed" xlink:actuate="onLoad"/><svg:desc>formule</svg:desc></draw:frame></text:p>
      <text:p text:style-name="P4">4) AB = 3cm ; AC = 6cm ; <draw:frame draw:style-name="fr1" draw:name="Objet74" text:anchor-type="as-char" svg:width="2.992cm" svg:height="0.781cm" draw:z-index="42"><draw:object xlink:href="./Object 74" xlink:type="simple" xlink:show="embed" xlink:actuate="onLoad"/><draw:image xlink:href="./ObjectReplacements/Object 74" xlink:type="simple" xlink:show="embed" xlink:actuate="onLoad"/><svg:desc>formule</svg:desc></draw:frame></text:p>
      <text:p text:style-name="P4">5) AC = 6cm ; <draw:frame draw:style-name="fr1" draw:name="Objet75" text:anchor-type="as-char" svg:width="3.006cm" svg:height="0.781cm" draw:z-index="43"><draw:object xlink:href="./Object 75" xlink:type="simple" xlink:show="embed" xlink:actuate="onLoad"/><draw:image xlink:href="./ObjectReplacements/Object 75" xlink:type="simple" xlink:show="embed" xlink:actuate="onLoad"/><svg:desc>formule</svg:desc></draw:frame> ; <draw:frame draw:style-name="fr1" draw:name="Objet76" text:anchor-type="as-char" svg:width="2.942cm" svg:height="0.781cm" draw:z-index="44"><draw:object xlink:href="./Object 76" xlink:type="simple" xlink:show="embed" xlink:actuate="onLoad"/><draw:image xlink:href="./ObjectReplacements/Object 76" xlink:type="simple" xlink:show="embed" xlink:actuate="onLoad"/><svg:desc>formule</svg:desc></draw:frame></text:p>
      <text:p text:style-name="P4">6) AC = 6cm ; <draw:frame draw:style-name="fr1" draw:name="Objet77" text:anchor-type="as-char" svg:width="3.006cm" svg:height="0.781cm" draw:z-index="45"><draw:object xlink:href="./Object 77" xlink:type="simple" xlink:show="embed" xlink:actuate="onLoad"/><draw:image xlink:href="./ObjectReplacements/Object 77" xlink:type="simple" xlink:show="embed" xlink:actuate="onLoad"/><svg:desc>formule</svg:desc></draw:frame> ; <draw:frame draw:style-name="fr1" draw:name="Objet78" text:anchor-type="as-char" svg:width="3.327cm" svg:height="0.781cm" draw:z-index="46"><draw:object xlink:href="./Object 78" xlink:type="simple" xlink:show="embed" xlink:actuate="onLoad"/><draw:image xlink:href="./ObjectReplacements/Object 78" xlink:type="simple" xlink:show="embed" xlink:actuate="onLoad"/><svg:desc>formule</svg:desc></draw:frame></text:p>
      <text:p text:style-name="P4"/>
      <text:p text:style-name="P4">Une figure par triangle !</text:p>
      <text:list xml:id="list3176999517" text:style-name="tfNum_20_1_29_">
        <text:list-item>
          <text:p text:style-name="P21">Connaissant les 3 côtés</text:p>
        </text:list-item>
      </text:list>
      <text:p text:style-name="P12"><text:span text:style-name="T1">Ex1 :<text:tab/></text:span><text:span text:style-name="T3">Hypothèses</text:span> : <text:span text:style-name="T2">AB</text:span> = 5cm ; <text:span text:style-name="T2">AC</text:span> = 6cm ; <text:span text:style-name="T2">BC </text:span>= 3cm</text:p>
      <text:p text:style-name="P3"/>
      <table:table table:name="Tableau2" table:style-name="Tableau2">
        <table:table-column table:style-name="Tableau2.A"/>
        <table:table-column table:style-name="Tableau2.B"/>
        <table:table-row>
          <table:table-cell table:style-name="Tableau2.A1" office:value-type="string">
            <text:p text:style-name="P11">Ordre de construction :</text:p>
            <text:list xml:id="list2876495313" text:style-name="tfPuce">
              <text:list-item>
                <text:p text:style-name="P24">A</text:p>
              </text:list-item>
              <text:list-item>
                <text:p text:style-name="P23"><text:span text:style-name="T2">C</text:span> tel que : <text:span text:style-name="tfMasqué"><text:span text:style-name="T2">AC</text:span></text:span><text:span text:style-name="tfMasqué"> = 6cm</text:span></text:p>
              </text:list-item>
              <text:list-item>
                <text:p text:style-name="P22"><text:span text:style-name="T2">B</text:span> tel que :</text:p>
              </text:list-item>
            </text:list>
            <text:p text:style-name="P11"/>
            <text:p text:style-name="P11"><text:span text:style-name="tfMasqué">3cm</text:span></text:p>
          </table:table-cell>
          <table:table-cell table:style-name="Tableau2.A1" office:value-type="string">
            <text:p text:style-name="P3"><draw:g text:anchor-type="as-char" draw:z-index="0" draw:style-name="gr1"><draw:line draw:style-name="gr2" draw:text-style-name="P31" svg:x1="0.807cm" svg:y1="4.7cm" svg:x2="9.682cm" svg:y2="4.664cm"><text:p/></draw:line><draw:polyline draw:style-name="gr2" draw:text-style-name="P31" svg:width="1.325cm" svg:height="2.367cm" svg:x="6.506cm" svg:y="0.007cm" svg:viewBox="0 0 1326 2368" draw:points="1326,2368 1266,2197 1202,2027 1134,1859 1060,1691 985,1527 904,1364 817,1203 729,1045 636,888 539,734 439,581 336,432 227,285 116,141 0,0"><text:p/></draw:polyline><draw:frame draw:style-name="gr3" draw:text-style-name="P33" svg:width="1.119cm" svg:height="0.955cm" svg:x="0cm" svg:y="4.355cm"><draw:text-box><text:p text:style-name="P32"><text:span text:style-name="T12">A</text:span></text:p></draw:text-box></draw:frame><draw:polyline draw:style-name="gr2" draw:text-style-name="P31" svg:width="2.887cm" svg:height="1.85cm" svg:x="6.023cm" svg:y="0.322cm" svg:viewBox="0 0 2888 1851" draw:points="2888,0 2673,43 2458,97 2247,161 2040,236 1838,321 1638,416 1444,521 1256,635 1073,758 897,891 729,1031 568,1181 413,1338 266,1502 129,1673 0,1851"><text:p/></draw:polyline><draw:line draw:style-name="gr2" draw:text-style-name="P31" svg:x1="0.807cm" svg:y1="4.702cm" svg:x2="7.204cm" svg:y2="1.034cm"><text:p/></draw:line><draw:line draw:style-name="gr2" draw:text-style-name="P31" svg:x1="7.204cm" svg:y1="1.034cm" svg:x2="9.681cm" svg:y2="4.666cm"><text:p/></draw:line><draw:frame draw:style-name="gr3" draw:text-style-name="P33" svg:width="1.119cm" svg:height="0.955cm" svg:x="9.682cm" svg:y="4.396cm"><draw:text-box><text:p text:style-name="P32"><text:span text:style-name="T12">C</text:span></text:p></draw:text-box></draw:frame><draw:frame draw:style-name="gr3" draw:text-style-name="P33" svg:width="1.121cm" svg:height="0.953cm" svg:x="6.948cm" svg:y="0cm"><draw:text-box><text:p text:style-name="P32"><text:span text:style-name="T12">B</text:span></text:p></draw:text-box></draw:frame></draw:g></text:p>
          </table:table-cell>
        </table:table-row>
      </table:table>
      <text:p text:style-name="P3"/>
      <text:p text:style-name="Standard"/>
      <text:p text:style-name="P12"><text:span text:style-name="T1">Ex2 :<text:tab/></text:span><text:span text:style-name="T3">Hypothèses</text:span> : <text:span text:style-name="T2">AB</text:span> = 3cm ; <text:span text:style-name="T2">BC</text:span> = 4cm ; <text:span text:style-name="T2">AC</text:span> = 8cm</text:p>
      <text:p text:style-name="P12"/>
      <text:p text:style-name="P11">Ordre de construction :</text:p>
      <text:list xml:id="list154233549215966" text:continue-numbering="true" text:style-name="tfPuce">
        <text:list-item>
          <text:p text:style-name="P17">On remarque que :</text:p>
        </text:list-item>
      </text:list>
      <text:p text:style-name="Standard"/>
      <text:p text:style-name="Standard"/>
      <text:p text:style-name="Standard"/>
      <text:p text:style-name="Standard"/>
      <text:p text:style-name="P12"><text:span text:style-name="T1">Bilan :<text:tab/></text:span><text:span text:style-name="T3">L'inégalité</text:span> triangulaire doit être vérifiée.</text:p>
      <text:p text:style-name="Standard"/>
      <text:p text:style-name="Standard"/>
      <text:list xml:id="list154235048925201" text:continue-list="list3176999517" text:style-name="tfNum_20_1_29_">
        <text:list-item>
          <text:p text:style-name="tfTitre_20_1_29_">Connaissant 2 côtés et 1 angle</text:p>
        </text:list-item>
      </text:list>
      <text:p text:style-name="P12"><text:span text:style-name="T1">Ex3 :<text:tab/></text:span>Hypothèses : <text:span text:style-name="T2">AB</text:span> = 4cm ; <text:span text:style-name="T2">AC</text:span> = 6cm ; <draw:frame draw:style-name="fr2" draw:name="Objet44" text:anchor-type="as-char" svg:y="-0.644cm" svg:width="2.997cm" svg:height="0.78cm" draw:z-index="5"><draw:object xlink:href="./Object 44" xlink:type="simple" xlink:show="embed" xlink:actuate="onLoad"/><draw:image xlink:href="./ObjectReplacements/Object 44" xlink:type="simple" xlink:show="embed" xlink:actuate="onLoad"/><svg:desc>formule</svg:desc></draw:frame></text:p>
      <text:p text:style-name="P3"/>
      <table:table table:name="Tableau3" table:style-name="Tableau3">
        <table:table-column table:style-name="Tableau3.A"/>
        <table:table-column table:style-name="Tableau3.B"/>
        <table:table-row>
          <table:table-cell table:style-name="Tableau3.A1" office:value-type="string">
            <text:p text:style-name="P11">Ordre de construction :</text:p>
            <text:list xml:id="list154234103834286" text:continue-list="list154233549215966" text:style-name="tfPuce">
              <text:list-item>
                <text:p text:style-name="P24">A</text:p>
              </text:list-item>
              <text:list-item>
                <text:p text:style-name="P23"><text:span text:style-name="T2">C</text:span> tels que : <text:span text:style-name="tfMasqué"><text:span text:style-name="T2">AC</text:span></text:span><text:span text:style-name="tfMasqué"> = 6cm</text:span></text:p>
              </text:list-item>
              <text:list-item>
                <text:p text:style-name="P22"><text:span text:style-name="T2">B</text:span> tel que :</text:p>
              </text:list-item>
            </text:list>
            <text:p text:style-name="P11"/>
          </table:table-cell>
          <table:table-cell table:style-name="Tableau3.A1" office:value-type="string">
            <text:p text:style-name="P3"><draw:g text:anchor-type="as-char" draw:z-index="1" draw:style-name="gr4"><draw:line draw:style-name="gr5" draw:text-style-name="P31" svg:x1="0.743cm" svg:y1="5.436cm" svg:x2="9.661cm" svg:y2="5.399cm"><text:p/></draw:line><draw:polyline draw:style-name="gr5" draw:text-style-name="P31" svg:width="2.25cm" svg:height="2.304cm" svg:x="3.719cm" svg:y="0.289cm" svg:viewBox="0 0 2251 2305" draw:points="2251,2305 2102,2048 1939,1798 1767,1558 1582,1327 1386,1104 1179,894 960,692 734,500 498,322 252,155 0,0"><text:p/></draw:polyline><draw:frame draw:style-name="gr6" draw:text-style-name="P34" svg:width="0.992cm" svg:height="0.696cm" svg:x="0cm" svg:y="5.158cm"><draw:text-box><text:p text:style-name="P32"><text:span text:style-name="T13">A</text:span></text:p></draw:text-box></draw:frame><draw:line draw:style-name="gr5" draw:text-style-name="P31" svg:x1="5.765cm" svg:y1="0.389cm" svg:x2="0.743cm" svg:y2="5.435cm"><text:p/></draw:line><draw:line draw:style-name="gr5" draw:text-style-name="P31" svg:x1="4.94cm" svg:y1="1.203cm" svg:x2="9.659cm" svg:y2="5.397cm"><text:p/></draw:line><draw:frame draw:style-name="gr7" draw:text-style-name="P34" svg:width="1.034cm" svg:height="0.659cm" svg:x="9.615cm" svg:y="5.061cm"><draw:text-box><text:p text:style-name="P32"><text:span text:style-name="T13">C</text:span></text:p></draw:text-box></draw:frame><draw:frame draw:style-name="gr8" draw:text-style-name="P34" svg:width="0.971cm" svg:height="0.862cm" svg:x="4.501cm" svg:y="0cm"><draw:text-box><text:p text:style-name="P32"><text:span text:style-name="T13">B</text:span></text:p></draw:text-box></draw:frame><draw:polyline draw:style-name="gr9" draw:text-style-name="P31" svg:width="0.258cm" svg:height="0.543cm" svg:x="1.279cm" svg:y="4.883cm" svg:viewBox="0 0 259 544" draw:points="259,544 258,503 254,463 248,423 240,383 229,344 216,305 199,269 181,230 162,194 141,159 116,123 91,91 61,58 32,28 0,0"><text:p/></draw:polyline><draw:frame draw:style-name="gr10" draw:text-style-name="P34" svg:width="1.384cm" svg:height="0.821cm" svg:x="1.538cm" svg:y="4.576cm"><draw:text-box><text:p text:style-name="P32"><text:span text:style-name="T13">45°</text:span></text:p></draw:text-box></draw:frame></draw:g></text:p>
          </table:table-cell>
        </table:table-row>
      </table:table>
      <text:p text:style-name="P13"/>
      <text:p text:style-name="P14"><text:span text:style-name="T1">Ex4 :<text:tab/></text:span>Hypothèses : <text:span text:style-name="T2">AB</text:span> = 3cm ; <text:span text:style-name="T2">AC</text:span> = 6cm ; <draw:frame draw:style-name="fr2" draw:name="Objet46" text:anchor-type="as-char" svg:y="-0.646cm" svg:width="2.992cm" svg:height="0.781cm" draw:z-index="6"><draw:object xlink:href="./Object 46" xlink:type="simple" xlink:show="embed" xlink:actuate="onLoad"/><draw:image xlink:href="./ObjectReplacements/Object 46" xlink:type="simple" xlink:show="embed" xlink:actuate="onLoad"/><svg:desc>formule</svg:desc></draw:frame></text:p>
      <text:p text:style-name="Standard"/>
      <table:table table:name="Tableau4" table:style-name="Tableau4">
        <table:table-column table:style-name="Tableau4.A"/>
        <table:table-column table:style-name="Tableau4.B"/>
        <table:table-row>
          <table:table-cell table:style-name="Tableau4.A1" office:value-type="string">
            <text:p text:style-name="P11">Ordre de construction :</text:p>
            <text:list xml:id="list154234670432502" text:continue-numbering="true" text:style-name="tfPuce">
              <text:list-item>
                <text:p text:style-name="P24">A</text:p>
              </text:list-item>
              <text:list-item>
                <text:p text:style-name="P23"><text:span text:style-name="T2">C</text:span> tel que : <text:span text:style-name="tfMasqué">6cm</text:span></text:p>
              </text:list-item>
              <text:list-item>
                <text:p text:style-name="P22"><text:span text:style-name="T2">B</text:span> tel que :</text:p>
              </text:list-item>
            </text:list>
            <text:p text:style-name="P11"/>
          </table:table-cell>
          <table:table-cell table:style-name="Tableau4.A1" office:value-type="string">
            <text:p text:style-name="P3"><draw:g text:anchor-type="as-char" draw:z-index="2" draw:style-name="gr4"><draw:line draw:style-name="gr11" draw:text-style-name="P35" svg:x1="7.454cm" svg:y1="4.736cm" svg:x2="7.454cm" svg:y2="4.736cm"><text:p/></draw:line><draw:polyline draw:style-name="gr12" draw:text-style-name="P35" svg:width="2.446cm" svg:height="0.745cm" draw:transform="rotate (0.0165806278939461) translate (0.558289292864391cm 0.485923678696295cm)" svg:viewBox="0 0 2447 746" draw:points="0,746 360,526 744,343 1145,196 1566,89 1999,22 2447,0"><text:p/></draw:polyline><draw:polyline draw:style-name="gr12" draw:text-style-name="P35" svg:width="4.289cm" svg:height="3.483cm" draw:transform="rotate (0.0165806278939461) translate (3.00482247900796cm 0.445354904518689cm)" svg:viewBox="0 0 4290 3484" draw:points="0,0 448,22 883,89 1301,196 1704,343 2086,526 2448,746 2785,996 3096,1278 3378,1588 3630,1924 3849,2284 4034,2665 4182,3066 4290,3484"><text:p/></draw:polyline><draw:line draw:style-name="gr13" draw:text-style-name="P35" svg:x1="0cm" svg:y1="0.515cm" svg:x2="11.799cm" svg:y2="4.795cm"><text:p/></draw:line><draw:polyline draw:style-name="gr13" draw:text-style-name="P35" svg:width="8.753cm" svg:height="1.715cm" draw:transform="skewX (-0.0010471975511966) translate (3.07505060372575cm 3.08955617612976cm)" svg:viewBox="0 0 8754 1716" draw:points="8754,1716 0,1716 4026,0"><text:p/></draw:polyline><draw:line draw:style-name="gr13" draw:text-style-name="P35" svg:x1="3.077cm" svg:y1="4.81cm" svg:x2="1.101cm" svg:y2="0.915cm"><text:p/></draw:line><draw:frame draw:style-name="gr14" draw:text-style-name="P36" svg:width="0.727cm" svg:height="0.795cm" draw:transform="rotate (0.0165806278939461) translate (2.45356944444444cm 4.50284722222222cm)"><draw:text-box><text:p text:style-name="P32"><text:span text:style-name="T14">A</text:span></text:p></draw:text-box></draw:frame><draw:frame draw:style-name="gr14" draw:text-style-name="P36" svg:width="0.87cm" svg:height="0.78cm" draw:transform="rotate (0.0165806278939461) translate (12.0561805555556cm 4.40330555555556cm)"><draw:text-box><text:p text:style-name="P32"><text:span text:style-name="T14">C</text:span></text:p></draw:text-box></draw:frame><draw:frame draw:style-name="gr14" draw:text-style-name="P37" svg:width="1.332cm" svg:height="1.071cm" draw:transform="rotate (0.0165806278939461) translate (7.223125cm 2.35719444444444cm)"><draw:text-box><text:p text:style-name="P32"><text:span text:style-name="T15">B ?</text:span></text:p></draw:text-box></draw:frame><draw:frame draw:style-name="gr14" draw:text-style-name="P36" svg:width="1.121cm" svg:height="0.976cm" draw:transform="rotate (0.0165806278939461) translate (0.709083333333333cm 0.0190416666666665cm)"><draw:text-box><text:p text:style-name="P32"><text:span text:style-name="T14">B ?</text:span></text:p></draw:text-box></draw:frame><draw:path draw:style-name="gr15" draw:text-style-name="P38" svg:width="0.613cm" svg:height="0.095cm" draw:transform="skewX (0.00575958653158129) rotate (-1.9394098648161) translate (10.2505275595983cm 4.23061464978651cm)" svg:viewBox="0 0 614 96" svg:d="M0 96c259 2 614-96 614-96"><text:p/></draw:path><draw:frame draw:style-name="gr14" draw:text-style-name="P36" svg:width="1.211cm" svg:height="0.78cm" draw:transform="rotate (0.0165806278939461) translate (8.84943055555556cm 4.07598611111111cm)"><draw:text-box><text:p text:style-name="P32"><text:span text:style-name="T14">20°</text:span></text:p></draw:text-box></draw:frame></draw:g></text:p>
          </table:table-cell>
        </table:table-row>
      </table:table>
      <text:p text:style-name="Standard"/>
      <text:p text:style-name="Standard"/>
      <text:p text:style-name="P12"><text:span text:style-name="T1">Bilan :<text:tab/></text:span>Si l'angle connu est compris entre les deux côtés connus, la construction ne pose pas de problème.<text:line-break/>Sinon, tout dépend des valeurs de l'énoncé (0, 1 ou 2 triangles possibles !)</text:p>
      <text:p text:style-name="Standard"/>
      <text:p text:style-name="Standard"/>
      <text:list xml:id="list154233648682559" text:continue-list="list154235048925201" text:style-name="tfNum_20_1_29_">
        <text:list-item>
          <text:p text:style-name="tfTitre_20_1_29_">Connaissant 1 côté et 2 angles</text:p>
        </text:list-item>
      </text:list>
      <text:p text:style-name="P12"><text:span text:style-name="T1">Ex5 :<text:tab/></text:span>Hypothèses : <text:span text:style-name="T2">AC</text:span> = 6cm ; <draw:frame draw:style-name="fr2" draw:name="Objet48" text:anchor-type="as-char" svg:y="-0.644cm" svg:width="2.997cm" svg:height="0.78cm" draw:z-index="7"><draw:object xlink:href="./Object 48" xlink:type="simple" xlink:show="embed" xlink:actuate="onLoad"/><draw:image xlink:href="./ObjectReplacements/Object 48" xlink:type="simple" xlink:show="embed" xlink:actuate="onLoad"/><svg:desc>formule</svg:desc></draw:frame> ; <draw:frame draw:style-name="fr2" draw:name="Objet49" text:anchor-type="as-char" svg:y="-0.646cm" svg:width="2.935cm" svg:height="0.78cm" draw:z-index="8"><draw:object xlink:href="./Object 49" xlink:type="simple" xlink:show="embed" xlink:actuate="onLoad"/><draw:image xlink:href="./ObjectReplacements/Object 49" xlink:type="simple" xlink:show="embed" xlink:actuate="onLoad"/><svg:desc>formule</svg:desc></draw:frame></text:p>
      <text:p text:style-name="P3"/>
      <table:table table:name="Tableau5" table:style-name="Tableau5">
        <table:table-column table:style-name="Tableau5.A"/>
        <table:table-column table:style-name="Tableau5.B"/>
        <table:table-row>
          <table:table-cell table:style-name="Tableau5.A1" office:value-type="string">
            <text:p text:style-name="P11">Ordre de construction :</text:p>
            <text:list xml:id="list154234901015233" text:continue-list="list154234670432502" text:style-name="tfPuce">
              <text:list-item>
                <text:p text:style-name="P24">A</text:p>
              </text:list-item>
              <text:list-item>
                <text:p text:style-name="P23"><text:span text:style-name="T2">C</text:span> tel que : <text:span text:style-name="tfMasqué"><text:span text:style-name="T2">AC</text:span></text:span><text:span text:style-name="tfMasqué"> = 6cm</text:span></text:p>
              </text:list-item>
              <text:list-item>
                <text:p text:style-name="P22"><text:span text:style-name="T2">B</text:span> tel que :</text:p>
              </text:list-item>
            </text:list>
            <text:p text:style-name="P11"/>
            <text:p text:style-name="P11"><text:span text:style-name="tfMasqué">et </text:span></text:p>
          </table:table-cell>
          <table:table-cell table:style-name="Tableau5.A1" office:value-type="string">
            <text:p text:style-name="P3"><draw:g text:anchor-type="as-char" draw:z-index="3" draw:style-name="gr4"><draw:frame draw:style-name="gr16" draw:text-style-name="P39" svg:width="0.997cm" svg:height="0.544cm" svg:x="0cm" svg:y="3.634cm"><draw:text-box><text:p text:style-name="P32"><text:span text:style-name="T16">A</text:span></text:p></draw:text-box></draw:frame><draw:line draw:style-name="gr17" draw:text-style-name="P40" svg:x1="0.783cm" svg:y1="3.925cm" svg:x2="9.549cm" svg:y2="3.889cm"><text:p/></draw:line><draw:line draw:style-name="gr17" draw:text-style-name="P40" svg:x1="4.393cm" svg:y1="0.304cm" svg:x2="0.782cm" svg:y2="3.922cm"><text:p/></draw:line><draw:polyline draw:style-name="gr9" draw:text-style-name="P40" svg:width="0.192cm" svg:height="0.473cm" svg:x="1.25cm" svg:y="3.442cm" svg:viewBox="0 0 193 474" draw:points="193,474 191,439 188,405 184,370 178,335 169,301 161,268 149,234 136,202 120,170 104,140 86,109 67,80 45,52 23,26 0,0"><text:p/></draw:polyline><draw:line draw:style-name="gr17" draw:text-style-name="P40" svg:x1="9.549cm" svg:y1="3.887cm" svg:x2="3.183cm" svg:y2="0.259cm"><text:p/></draw:line><draw:polyline draw:style-name="gr9" draw:text-style-name="P40" svg:width="0.088cm" svg:height="0.326cm" svg:x="8.873cm" svg:y="3.575cm" svg:viewBox="0 0 89 327" draw:points="89,0 77,20 67,41 57,61 48,83 39,103 32,125 26,147 19,169 15,192 10,214 6,237 3,259 1,282 0,304 0,327"><text:p/></draw:polyline><draw:frame draw:style-name="gr16" draw:text-style-name="P39" svg:width="0.941cm" svg:height="0.562cm" svg:x="9.493cm" svg:y="3.591cm"><draw:text-box><text:p text:style-name="P32"><text:span text:style-name="T16">C</text:span></text:p></draw:text-box></draw:frame><draw:frame draw:style-name="gr16" draw:text-style-name="P39" svg:width="1.237cm" svg:height="0.773cm" svg:x="3.522cm" svg:y="0cm"><draw:text-box><text:p text:style-name="P32"><text:span text:style-name="T16">B</text:span></text:p></draw:text-box></draw:frame><draw:frame draw:style-name="gr16" draw:text-style-name="P39" svg:width="1.777cm" svg:height="0.779cm" svg:x="1.311cm" svg:y="3.265cm"><draw:text-box><text:p text:style-name="P32"><text:span text:style-name="T16">45°</text:span></text:p></draw:text-box></draw:frame><draw:frame draw:style-name="gr16" draw:text-style-name="P39" svg:width="1.781cm" svg:height="0.779cm" svg:x="7.579cm" svg:y="3.3cm"><draw:text-box><text:p text:style-name="P32"><text:span text:style-name="T16">30°</text:span></text:p></draw:text-box></draw:frame></draw:g></text:p>
          </table:table-cell>
        </table:table-row>
      </table:table>
      <text:p text:style-name="P3"/>
      <text:p text:style-name="Standard"/>
      <text:p text:style-name="P12"><text:span text:style-name="T1">Ex6 :<text:tab/></text:span>Hypothèses : <text:span text:style-name="T2">AC</text:span> = 6cm ; <draw:frame draw:style-name="fr2" draw:name="Objet52" text:anchor-type="as-char" svg:y="-0.644cm" svg:width="2.997cm" svg:height="0.78cm" draw:z-index="9"><draw:object xlink:href="./Object 52" xlink:type="simple" xlink:show="embed" xlink:actuate="onLoad"/><draw:image xlink:href="./ObjectReplacements/Object 52" xlink:type="simple" xlink:show="embed" xlink:actuate="onLoad"/><svg:desc>formule</svg:desc></draw:frame> ; <draw:frame draw:style-name="fr2" draw:name="Objet53" text:anchor-type="as-char" svg:y="-0.644cm" svg:width="3.318cm" svg:height="0.78cm" draw:z-index="10"><draw:object xlink:href="./Object 53" xlink:type="simple" xlink:show="embed" xlink:actuate="onLoad"/><draw:image xlink:href="./ObjectReplacements/Object 53" xlink:type="simple" xlink:show="embed" xlink:actuate="onLoad"/><svg:desc>formule</svg:desc></draw:frame></text:p>
      <text:p text:style-name="P2"/>
      <table:table table:name="Tableau6" table:style-name="Tableau6">
        <table:table-column table:style-name="Tableau6.A"/>
        <table:table-column table:style-name="Tableau6.B"/>
        <table:table-row>
          <table:table-cell table:style-name="Tableau6.A1" office:value-type="string">
            <text:p text:style-name="P11">Ordre de construction :</text:p>
            <text:list xml:id="list154234150405583" text:continue-numbering="true" text:style-name="tfPuce">
              <text:list-item>
                <text:p text:style-name="P24">A</text:p>
              </text:list-item>
              <text:list-item>
                <text:p text:style-name="P23"><text:span text:style-name="T2">C</text:span> tels que : </text:p>
              </text:list-item>
              <text:list-item>
                <text:p text:style-name="P22"><text:span text:style-name="T2">B</text:span> tel que :</text:p>
              </text:list-item>
            </text:list>
            <text:p text:style-name="P11"><text:span text:style-name="tfMasqué"/></text:p>
          </table:table-cell>
          <table:table-cell table:style-name="Tableau6.A1" office:value-type="string">
            <text:p text:style-name="P3"><draw:g text:anchor-type="as-char" draw:z-index="4" draw:style-name="gr4"><draw:frame draw:style-name="gr16" draw:text-style-name="P39" svg:width="0.923cm" svg:height="0.572cm" svg:x="0cm" svg:y="3.263cm"><draw:text-box><text:p text:style-name="P32"><text:span text:style-name="T16">A</text:span></text:p></draw:text-box></draw:frame><draw:line draw:style-name="gr17" draw:text-style-name="P40" svg:x1="0.712cm" svg:y1="3.539cm" svg:x2="9.475cm" svg:y2="3.503cm"><text:p/></draw:line><draw:line draw:style-name="gr5" draw:text-style-name="P40" svg:x1="3.946cm" svg:y1="0.296cm" svg:x2="0.713cm" svg:y2="3.545cm"><text:p/></draw:line><draw:polyline draw:style-name="gr9" draw:text-style-name="P40" svg:width="0.192cm" svg:height="0.475cm" svg:x="1.179cm" svg:y="3.062cm" svg:viewBox="0 0 193 476" draw:points="193,476 191,441 188,406 184,371 178,336 169,302 161,268 149,235 136,203 120,171 104,140 86,109 67,80 45,53 23,26 0,0"><text:p/></draw:polyline><draw:line draw:style-name="gr5" draw:text-style-name="P40" svg:x1="9.476cm" svg:y1="3.505cm" svg:x2="2.454cm" svg:y2="0.296cm"><text:p/></draw:line><draw:polyline draw:style-name="gr9" draw:text-style-name="P40" svg:width="0.072cm" svg:height="0.441cm" svg:x="8.362cm" svg:y="3.053cm" svg:viewBox="0 0 73 442" draw:points="73,0 63,28 55,55 47,83 39,112 32,140 26,169 22,198 16,228 12,260 9,289 4,321 3,350 1,381 0,410 0,442"><text:p/></draw:polyline><draw:frame draw:style-name="gr16" draw:text-style-name="P39" svg:width="0.969cm" svg:height="0.565cm" svg:x="9.347cm" svg:y="3.233cm"><draw:text-box><text:p text:style-name="P32"><text:span text:style-name="T16">C</text:span></text:p></draw:text-box></draw:frame><draw:frame draw:style-name="gr16" draw:text-style-name="P39" svg:width="1.235cm" svg:height="0.78cm" svg:x="3.002cm" svg:y="0cm"><draw:text-box><text:p text:style-name="P32"><text:span text:style-name="T16">B</text:span></text:p></draw:text-box></draw:frame><draw:frame draw:style-name="gr18" draw:text-style-name="P39" svg:width="1.357cm" svg:height="0.666cm" svg:x="1.21cm" svg:y="2.84cm"><draw:text-box><text:p text:style-name="P32"><text:span text:style-name="T16">45°</text:span></text:p></draw:text-box></draw:frame><draw:frame draw:style-name="gr16" draw:text-style-name="P39" svg:width="1.348cm" svg:height="0.579cm" svg:x="7.013cm" svg:y="2.842cm"><draw:text-box><text:p text:style-name="P32"><text:span text:style-name="T16">25°</text:span></text:p></draw:text-box></draw:frame><draw:path draw:style-name="gr15" draw:text-style-name="P38" svg:width="0.957cm" svg:height="0.62cm" draw:transform="skewX (0.498116968519182) rotate (-2.23419597547794) translate (3.9960000778754cm 0.982097401751728cm)" svg:viewBox="0 0 958 621" svg:d="M0 0c717 0 958 621 958 621"><text:p/></draw:path><draw:frame draw:style-name="gr18" draw:text-style-name="P39" svg:width="1.654cm" svg:height="0.625cm" svg:x="2.955cm" svg:y="1.348cm"><draw:text-box><text:p text:style-name="P32"><text:span text:style-name="T16">110°</text:span></text:p></draw:text-box></draw:frame></draw:g></text:p>
          </table:table-cell>
        </table:table-row>
      </table:table>
      <text:p text:style-name="P2"/>
      <text:p text:style-name="P16"/>
      <table:table table:name="Tableau1" table:style-name="Tableau1">
        <table:table-column table:style-name="Tableau1.A"/>
        <table:table-column table:style-name="Tableau1.B"/>
        <table:table-column table:style-name="Tableau1.C"/>
        <table:table-row>
          <table:table-cell table:style-name="Tableau1.A1" office:value-type="string">
            <text:p text:style-name="P29">Figure</text:p>
          </table:table-cell>
          <table:table-cell table:style-name="Tableau1.A1" office:value-type="string">
            <text:p text:style-name="P29">Définition</text:p>
          </table:table-cell>
          <table:table-cell table:style-name="Tableau1.C1" office:value-type="string">
            <text:p text:style-name="P29">Point de concours</text:p>
          </table:table-cell>
        </table:table-row>
        <table:table-row>
          <table:table-cell table:style-name="Tableau1.A2" office:value-type="string">
            <text:p text:style-name="P26"><draw:g text:anchor-type="as-char" draw:z-index="47" draw:style-name="gr4"><draw:frame draw:style-name="gr19" draw:text-style-name="P41" svg:width="0.569cm" svg:height="0.593cm" svg:x="0.004cm" svg:y="3.865cm"><draw:text-box><text:p text:style-name="P32"><text:span text:style-name="T17">B</text:span></text:p></draw:text-box></draw:frame><draw:frame draw:style-name="gr19" draw:text-style-name="P41" svg:width="0.567cm" svg:height="0.593cm" svg:x="3.672cm" svg:y="0cm"><draw:text-box><text:p text:style-name="P32"><text:span text:style-name="T17">A</text:span></text:p></draw:text-box></draw:frame><draw:frame draw:style-name="gr19" draw:text-style-name="P41" svg:width="0.569cm" svg:height="0.592cm" svg:x="6.181cm" svg:y="3.881cm"><draw:text-box><text:p text:style-name="P32"><text:span text:style-name="T17">C</text:span></text:p></draw:text-box></draw:frame><draw:frame draw:style-name="gr19" draw:text-style-name="P41" svg:width="0.567cm" svg:height="0.593cm" svg:x="4.078cm" svg:y="4.228cm"><draw:text-box><text:p text:style-name="P32"><text:span text:style-name="T17">H</text:span></text:p></draw:text-box></draw:frame><draw:polygon draw:style-name="gr20" draw:text-style-name="P42" svg:width="5.12cm" svg:height="3.956cm" draw:transform="skewX (9.19198484484901E-017) rotate (0.800058929114201) translate (0.473922013992882cm 4.20935579129515cm)" svg:viewBox="0 0 5121 3957" draw:points="0,0 5121,1 3842,3957"><text:p/></draw:polygon><draw:line draw:style-name="gr20" draw:text-style-name="P42" svg:x1="4.042cm" svg:y1="0.136cm" svg:x2="4.042cm" svg:y2="4.825cm"><text:p/></draw:line><draw:polyline draw:style-name="gr20" draw:text-style-name="P42" svg:width="0.299cm" svg:height="0.298cm" draw:transform="rotate (1.5707963267949) translate (3.74346712211785cm 4.20936601307192cm)" svg:viewBox="0 0 300 299" draw:points="0,0 300,0 300,299"><text:p/></draw:polyline><draw:line draw:style-name="gr20" draw:text-style-name="P42" svg:x1="0cm" svg:y1="4.459cm" svg:x2="5.422cm" svg:y2="1.59cm"><text:p/></draw:line><draw:polyline draw:style-name="gr20" draw:text-style-name="P42" svg:width="0.311cm" svg:height="0.3cm" draw:transform="rotate (-2.64050862534222) translate (4.91630017079433cm 2.18468113912233cm)" svg:viewBox="0 0 312 301" draw:points="0,0 312,0 290,301"><text:p/></draw:polyline><draw:line draw:style-name="gr20" draw:text-style-name="P42" svg:x1="6.372cm" svg:y1="4.586cm" svg:x2="2.506cm" svg:y2="0.827cm"><text:p/></draw:line><draw:polyline draw:style-name="gr20" draw:text-style-name="P42" svg:width="0.316cm" svg:height="0.299cm" draw:transform="rotate (-0.785398163397449) translate (3.15704906772405cm 1.44829190651084cm)" svg:viewBox="0 0 317 300" draw:points="0,300 317,299 300,0"><text:p/></draw:polyline></draw:g></text:p>
          </table:table-cell>
          <table:table-cell table:style-name="Tableau1.A2" office:value-type="string">
            <text:p text:style-name="Text_20_body"/>
          </table:table-cell>
          <table:table-cell table:style-name="Tableau1.C2" office:value-type="string">
            <text:p text:style-name="P28"><text:span text:style-name="tfMasqué"/></text:p>
          </table:table-cell>
        </table:table-row>
        <table:table-row>
          <table:table-cell table:style-name="Tableau1.A2" office:value-type="string">
            <text:p text:style-name="P26"><draw:g text:anchor-type="as-char" draw:z-index="48" draw:style-name="gr4"><draw:frame draw:style-name="gr19" draw:text-style-name="P41" svg:width="0.569cm" svg:height="0.593cm" svg:x="0.004cm" svg:y="3.865cm"><draw:text-box><text:p text:style-name="P32"><text:span text:style-name="T17">B</text:span></text:p></draw:text-box></draw:frame><draw:frame draw:style-name="gr19" draw:text-style-name="P41" svg:width="0.567cm" svg:height="0.593cm" svg:x="3.672cm" svg:y="0cm"><draw:text-box><text:p text:style-name="P32"><text:span text:style-name="T17">A</text:span></text:p></draw:text-box></draw:frame><draw:frame draw:style-name="gr19" draw:text-style-name="P41" svg:width="0.569cm" svg:height="0.592cm" svg:x="6.181cm" svg:y="3.881cm"><draw:text-box><text:p text:style-name="P32"><text:span text:style-name="T17">C</text:span></text:p></draw:text-box></draw:frame><draw:polygon draw:style-name="gr20" draw:text-style-name="P42" svg:width="5.12cm" svg:height="3.956cm" draw:transform="rotate (0.800058929114201) translate (0.473922013992959cm 4.21549468018376cm)" svg:viewBox="0 0 5121 3957" draw:points="0,0 5121,1 3842,3957"><text:p/></draw:polygon><draw:line draw:style-name="gr20" draw:text-style-name="P42" svg:x1="3.067cm" svg:y1="1.646cm" svg:x2="3.067cm" svg:y2="1.385cm"><text:p/></draw:line><draw:line draw:style-name="gr20" draw:text-style-name="P42" svg:x1="3.147cm" svg:y1="1.609cm" svg:x2="3.147cm" svg:y2="1.348cm"><text:p/></draw:line><draw:line draw:style-name="gr20" draw:text-style-name="P42" svg:x1="1.299cm" svg:y1="3.476cm" svg:x2="1.299cm" svg:y2="3.226cm"><text:p/></draw:line><draw:line draw:style-name="gr20" draw:text-style-name="P42" svg:x1="1.373cm" svg:y1="3.42cm" svg:x2="1.373cm" svg:y2="3.17cm"><text:p/></draw:line><draw:line draw:style-name="gr20" draw:text-style-name="P42" svg:x1="5.328cm" svg:y1="3.119cm" svg:x2="5.599cm" svg:y2="3.286cm"><text:p/></draw:line><draw:line draw:style-name="gr20" draw:text-style-name="P42" svg:x1="5.384cm" svg:y1="3.242cm" svg:x2="5.656cm" svg:y2="3.409cm"><text:p/></draw:line><draw:line draw:style-name="gr20" draw:text-style-name="P42" svg:x1="4.354cm" svg:y1="1.286cm" svg:x2="4.625cm" svg:y2="1.436cm"><text:p/></draw:line><draw:line draw:style-name="gr20" draw:text-style-name="P42" svg:x1="4.383cm" svg:y1="1.385cm" svg:x2="4.654cm" svg:y2="1.535cm"><text:p/></draw:line><draw:line draw:style-name="gr20" draw:text-style-name="P42" svg:x1="2.028cm" svg:y1="4.082cm" svg:x2="1.747cm" svg:y2="4.332cm"><text:p/></draw:line><draw:line draw:style-name="gr20" draw:text-style-name="P42" svg:x1="4.799cm" svg:y1="4.082cm" svg:x2="4.505cm" svg:y2="4.332cm"><text:p/></draw:line><draw:line draw:style-name="gr20" draw:text-style-name="P42" svg:x1="4.142cm" svg:y1="0.136cm" svg:x2="3.125cm" svg:y2="4.714cm"><text:p/></draw:line><draw:line draw:style-name="gr20" draw:text-style-name="P42" svg:x1="1.227cm" svg:y1="1.866cm" svg:x2="6.631cm" svg:y2="4.533cm"><text:p/></draw:line><draw:line draw:style-name="gr20" draw:text-style-name="P42" svg:x1="0cm" svg:y1="4.409cm" svg:x2="6cm" svg:y2="1.986cm"><text:p/></draw:line><draw:line draw:style-name="gr21" draw:text-style-name="P42" svg:x1="5.328cm" svg:y1="3.119cm" svg:x2="5.599cm" svg:y2="3.286cm"><text:p/></draw:line><draw:frame draw:style-name="gr19" draw:text-style-name="P41" svg:width="0.569cm" svg:height="0.592cm" svg:x="1.983cm" svg:y="1.783cm"><draw:text-box><text:p text:style-name="P32"><text:span text:style-name="T17">C</text:span><text:span text:style-name="T18"> </text:span><text:span text:style-name="T17">'</text:span></text:p></draw:text-box></draw:frame><draw:frame draw:style-name="gr19" draw:text-style-name="P41" svg:width="0.567cm" svg:height="0.593cm" svg:x="3.26cm" svg:y="4.249cm"><draw:text-box><text:p text:style-name="P32"><text:span text:style-name="T17">A'</text:span></text:p></draw:text-box></draw:frame><draw:frame draw:style-name="gr19" draw:text-style-name="P41" svg:width="0.569cm" svg:height="0.593cm" svg:x="4.992cm" svg:y="1.769cm"><draw:text-box><text:p text:style-name="P32"><text:span text:style-name="T17">B'</text:span></text:p></draw:text-box></draw:frame><draw:frame draw:style-name="gr19" draw:text-style-name="P41" svg:width="0.569cm" svg:height="0.592cm" svg:x="3.484cm" svg:y="3.059cm"><draw:text-box><text:p text:style-name="P32"><text:span text:style-name="T17">G</text:span></text:p></draw:text-box></draw:frame><draw:line draw:style-name="gr20" draw:text-style-name="P42" svg:x1="3.225cm" svg:y1="1.545cm" svg:x2="3.225cm" svg:y2="1.284cm"><text:p/></draw:line><draw:line draw:style-name="gr20" draw:text-style-name="P42" svg:x1="1.451cm" svg:y1="3.356cm" svg:x2="1.451cm" svg:y2="3.106cm"><text:p/></draw:line></draw:g></text:p>
          </table:table-cell>
          <table:table-cell table:style-name="Tableau1.A2" office:value-type="string">
            <text:p text:style-name="Text_20_body"/>
          </table:table-cell>
          <table:table-cell table:style-name="Tableau1.C2" office:value-type="string">
            <text:p text:style-name="P28"><text:span text:style-name="tfMasqué"/></text:p>
          </table:table-cell>
        </table:table-row>
        <table:table-row>
          <table:table-cell table:style-name="Tableau1.A2" office:value-type="string">
            <text:p text:style-name="P26"><draw:g text:anchor-type="as-char" draw:z-index="49" draw:style-name="gr4"><draw:frame draw:style-name="gr19" draw:text-style-name="P41" svg:width="0.567cm" svg:height="0.593cm" svg:x="0cm" svg:y="3.865cm"><draw:text-box><text:p text:style-name="P32"><text:span text:style-name="T17">B</text:span></text:p></draw:text-box></draw:frame><draw:frame draw:style-name="gr19" draw:text-style-name="P41" svg:width="0.569cm" svg:height="0.593cm" svg:x="3.667cm" svg:y="0cm"><draw:text-box><text:p text:style-name="P32"><text:span text:style-name="T17">A</text:span></text:p></draw:text-box></draw:frame><draw:frame draw:style-name="gr19" draw:text-style-name="P41" svg:width="0.567cm" svg:height="0.592cm" svg:x="6.177cm" svg:y="3.881cm"><draw:text-box><text:p text:style-name="P32"><text:span text:style-name="T17">C</text:span></text:p></draw:text-box></draw:frame><draw:polygon draw:style-name="gr20" draw:text-style-name="P42" svg:width="5.12cm" svg:height="3.955cm" draw:transform="skewX (-9.19430840016867E-017) rotate (0.799884396189001) translate (0.469922013992485cm 4.20727245796192cm)" svg:viewBox="0 0 5121 3956" draw:points="0,0 5121,0 3843,3956"><text:p/></draw:polygon><draw:line draw:style-name="gr20" draw:text-style-name="P42" svg:x1="3.063cm" svg:y1="1.648cm" svg:x2="3.063cm" svg:y2="1.387cm"><text:p/></draw:line><draw:line draw:style-name="gr20" draw:text-style-name="P42" svg:x1="3.143cm" svg:y1="1.583cm" svg:x2="3.143cm" svg:y2="1.322cm"><text:p/></draw:line><draw:line draw:style-name="gr20" draw:text-style-name="P42" svg:x1="1.269cm" svg:y1="3.476cm" svg:x2="1.269cm" svg:y2="3.226cm"><text:p/></draw:line><draw:line draw:style-name="gr20" draw:text-style-name="P42" svg:x1="1.369cm" svg:y1="3.408cm" svg:x2="1.369cm" svg:y2="3.158cm"><text:p/></draw:line><draw:line draw:style-name="gr20" draw:text-style-name="P42" svg:x1="5.324cm" svg:y1="3.121cm" svg:x2="5.595cm" svg:y2="3.288cm"><text:p/></draw:line><draw:line draw:style-name="gr20" draw:text-style-name="P42" svg:x1="5.38cm" svg:y1="3.242cm" svg:x2="5.652cm" svg:y2="3.409cm"><text:p/></draw:line><draw:line draw:style-name="gr20" draw:text-style-name="P42" svg:x1="4.35cm" svg:y1="1.286cm" svg:x2="4.621cm" svg:y2="1.436cm"><text:p/></draw:line><draw:line draw:style-name="gr20" draw:text-style-name="P42" svg:x1="4.379cm" svg:y1="1.386cm" svg:x2="4.65cm" svg:y2="1.536cm"><text:p/></draw:line><draw:line draw:style-name="gr20" draw:text-style-name="P42" svg:x1="2.024cm" svg:y1="4.084cm" svg:x2="1.743cm" svg:y2="4.334cm"><text:p/></draw:line><draw:line draw:style-name="gr20" draw:text-style-name="P42" svg:x1="4.795cm" svg:y1="4.084cm" svg:x2="4.501cm" svg:y2="4.334cm"><text:p/></draw:line><draw:line draw:style-name="gr20" draw:text-style-name="P42" svg:x1="1.67cm" svg:y1="1.793cm" svg:x2="4.795cm" svg:y2="4.838cm"><text:p/></draw:line><draw:polyline draw:style-name="gr20" draw:text-style-name="P42" svg:width="0.315cm" svg:height="0.282cm" draw:transform="rotate (-0.729373094408431) translate (2.23097707339903cm 2.37089532455461cm)" svg:viewBox="0 0 316 283" draw:points="0,283 300,283 316,0"><text:p/></draw:polyline><draw:line draw:style-name="gr20" draw:text-style-name="P42" svg:x1="0.809cm" svg:y1="4.604cm" svg:x2="5.57cm" svg:y2="2.085cm"><text:p/></draw:line><draw:polyline draw:style-name="gr20" draw:text-style-name="P42" svg:width="0.312cm" svg:height="0.313cm" draw:transform="skewX (-0.00645771823237903) rotate (-2.64085769119262) translate (5.16226495390456cm 2.62752844738643cm)" svg:viewBox="0 0 313 314" draw:points="0,0 313,0 311,314"><text:p/></draw:polyline><draw:line draw:style-name="gr21" draw:text-style-name="P42" svg:x1="5.324cm" svg:y1="3.121cm" svg:x2="5.595cm" svg:y2="3.288cm"><text:p/></draw:line><draw:line draw:style-name="gr20" draw:text-style-name="P42" svg:x1="3.241cm" svg:y1="0.729cm" svg:x2="3.241cm" svg:y2="4.762cm"><text:p/></draw:line><draw:polyline draw:style-name="gr20" draw:text-style-name="P42" svg:width="0.299cm" svg:height="0.299cm" draw:transform="rotate (1.5707963267949) translate (2.94058084258468cm 4.20228267973864cm)" svg:viewBox="0 0 300 300" draw:points="0,0 300,0 300,300"><text:p/></draw:polyline><draw:polyline draw:style-name="gr20" draw:text-style-name="P42" svg:width="5.798cm" svg:height="5.81cm" svg:x="0.338cm" svg:y="0.401cm" svg:viewBox="0 0 5799 5811" draw:points="5799,2908 5795,2763 5785,2619 5767,2475 5742,2332 5710,2191 5671,2051 5625,1914 5572,1779 5513,1647 5447,1518 5375,1392 5296,1270 5212,1152 5122,1039 5026,930 4925,827 4820,728 4709,635 4594,547 4474,465 4351,390 4224,320 4094,257 3961,201 3825,151 3687,108 3547,72 3406,44 3263,22 3119,7 2975,0 2830,0 2686,7 2542,21 2399,43 2257,71 2117,107 1979,150 1843,199 1710,255 1579,318 1452,387 1329,463 1209,544 1094,632 983,725 877,823 776,927 680,1035 590,1149 505,1266 427,1388 355,1513 288,1642 229,1774 176,1909 130,2046 90,2186 58,2327 33,2470 15,2614 4,2758 0,2903 3,3048 14,3192 32,3335 57,3478 89,3619 128,3759 174,3896 227,4031 286,4163 352,4293 424,4418 502,4540 586,4658 676,4771 772,4880 873,4984 979,5082 1089,5176 1204,5263 1324,5345 1447,5421 1574,5490 1704,5553 1837,5610 1973,5660 2111,5702 2251,5738 2393,5767 2536,5789 2680,5804 2824,5811 2969,5811 3113,5804 3257,5790 3400,5768 3541,5740 3681,5704 3819,5662 3955,5612 4088,5556 4219,5494 4346,5424 4469,5349 4589,5267 4704,5180 4815,5087 4921,4989 5022,4885 5118,4776 5208,4663 5293,4546 5372,4424 5444,4299 5510,4170 5570,4038 5623,3903 5669,3766 5708,3626 5741,3485 5766,3342 5784,3199 5795,3055 5799,2910"><text:p/></draw:polyline><draw:line draw:style-name="gr20" draw:text-style-name="P42" svg:x1="1.46cm" svg:y1="3.33cm" svg:x2="1.46cm" svg:y2="3.08cm"><text:p/></draw:line><draw:line draw:style-name="gr20" draw:text-style-name="P42" svg:x1="2.982cm" svg:y1="1.743cm" svg:x2="2.982cm" svg:y2="1.493cm"><text:p/></draw:line><draw:frame draw:style-name="gr19" draw:text-style-name="P41" svg:width="0.569cm" svg:height="0.593cm" svg:x="3.445cm" svg:y="3.147cm"><draw:text-box><text:p text:style-name="P32"><text:span text:style-name="T17">O</text:span></text:p></draw:text-box></draw:frame><draw:frame draw:style-name="gr19" draw:text-style-name="P41" svg:width="0.567cm" svg:height="0.593cm" svg:x="2.067cm" svg:y="1.746cm"><draw:text-box><text:p text:style-name="P32"><text:span text:style-name="T17">C</text:span><text:span text:style-name="T18"> </text:span><text:span text:style-name="T17">'</text:span></text:p></draw:text-box></draw:frame><draw:frame draw:style-name="gr19" draw:text-style-name="P41" svg:width="0.567cm" svg:height="0.593cm" svg:x="3.291cm" svg:y="4.212cm"><draw:text-box><text:p text:style-name="P32"><text:span text:style-name="T17">A'</text:span></text:p></draw:text-box></draw:frame><draw:frame draw:style-name="gr19" draw:text-style-name="P41" svg:width="0.567cm" svg:height="0.593cm" svg:x="4.972cm" svg:y="1.732cm"><draw:text-box><text:p text:style-name="P32"><text:span text:style-name="T17">B'</text:span></text:p></draw:text-box></draw:frame></draw:g></text:p>
          </table:table-cell>
          <table:table-cell table:style-name="Tableau1.A2" office:value-type="string">
            <text:p text:style-name="Text_20_body"/>
          </table:table-cell>
          <table:table-cell table:style-name="Tableau1.C2" office:value-type="string">
            <text:p text:style-name="Text_20_body"><text:span text:style-name="tfMasqué_20_sur_20_fond_20_vert"/></text:p>
          </table:table-cell>
        </table:table-row>
        <table:table-row>
          <table:table-cell table:style-name="Tableau1.A2" office:value-type="string">
            <text:p text:style-name="P26"><draw:g text:anchor-type="as-char" draw:z-index="50" draw:name="Forme2" draw:style-name="gr4"><draw:frame draw:style-name="gr22" draw:text-style-name="P43" svg:width="0.567cm" svg:height="0.593cm" svg:x="0cm" svg:y="3.865cm"><draw:text-box><text:p text:style-name="P32"><text:span text:style-name="T19">B</text:span></text:p></draw:text-box></draw:frame><draw:frame draw:style-name="gr22" draw:text-style-name="P43" svg:width="0.571cm" svg:height="0.593cm" svg:x="3.667cm" svg:y="0cm"><draw:text-box><text:p text:style-name="P32"><text:span text:style-name="T19">A</text:span></text:p></draw:text-box></draw:frame><draw:frame draw:style-name="gr22" draw:text-style-name="P43" svg:width="0.567cm" svg:height="0.592cm" svg:x="6.177cm" svg:y="3.881cm"><draw:text-box><text:p text:style-name="P32"><text:span text:style-name="T19">C</text:span></text:p></draw:text-box></draw:frame><draw:polygon draw:style-name="gr20" draw:text-style-name="P44" svg:width="5.12cm" svg:height="3.955cm" draw:transform="skewX (-9.19430840016865E-017) rotate (0.799884396189001) translate (0.469922013992472cm 4.20625856907294cm)" svg:viewBox="0 0 5121 3956" draw:points="0,0 5121,0 3843,3956"><text:p/></draw:polygon><draw:line draw:style-name="gr20" draw:text-style-name="P44" svg:x1="1.328cm" svg:y1="1.39cm" svg:x2="5.985cm" svg:y2="4.206cm"><text:p/></draw:line><draw:line draw:style-name="gr20" draw:text-style-name="P44" svg:x1="0.47cm" svg:y1="4.204cm" svg:x2="5.9cm" svg:y2="1.923cm"><text:p/></draw:line><draw:line draw:style-name="gr20" draw:text-style-name="P44" svg:x1="4.038cm" svg:y1="0.533cm" svg:x2="3.427cm" svg:y2="4.98cm"><text:p/></draw:line><draw:polyline draw:style-name="gr20" draw:text-style-name="P44" svg:width="2.729cm" svg:height="2.739cm" svg:x="2.347cm" svg:y="1.466cm" svg:viewBox="0 0 2730 2740" draw:points="2730,1371 2728,1303 2724,1235 2715,1167 2703,1099 2688,1033 2670,967 2648,902 2623,839 2595,777 2564,716 2531,656 2493,599 2454,543 2411,490 2366,438 2319,390 2269,343 2217,299 2163,258 2106,219 2048,184 1989,151 1927,121 1865,95 1801,71 1736,51 1670,34 1604,21 1536,10 1468,3 1401,0 1332,0 1265,3 1197,10 1129,20 1063,33 997,50 932,71 868,94 805,120 743,150 684,182 626,218 569,256 515,298 463,342 413,388 365,437 320,488 278,542 238,597 201,654 167,713 136,774 108,836 83,900 61,965 42,1031 27,1097 16,1165 7,1232 2,1300 0,1369 1,1437 7,1505 15,1572 27,1640 42,1706 60,1772 82,1837 107,1900 135,1963 166,2024 200,2083 236,2140 276,2196 318,2249 363,2301 411,2350 461,2396 513,2440 567,2481 623,2520 681,2556 741,2588 802,2618 865,2645 929,2669 994,2688 1060,2705 1127,2719 1194,2729 1262,2736 1330,2740 1398,2740 1466,2736 1533,2730 1601,2719 1667,2706 1733,2689 1798,2669 1862,2646 1925,2619 1986,2590 2046,2557 2104,2522 2160,2483 2215,2442 2267,2398 2317,2352 2364,2303 2410,2252 2452,2198 2492,2143 2529,2086 2563,2027 2594,1966 2622,1904 2647,1840 2669,1776 2687,1710 2703,1643 2715,1576 2723,1508 2728,1440 2730,1372"><text:p/></draw:polyline><draw:frame draw:style-name="gr22" draw:text-style-name="P43" svg:width="0.571cm" svg:height="0.593cm" svg:x="3.727cm" svg:y="2.956cm"><draw:text-box><text:p text:style-name="P32"><text:span text:style-name="T19">O</text:span></text:p></draw:text-box></draw:frame><draw:g draw:style-name="gr23"><draw:line draw:style-name="gr24" draw:text-style-name="P45" svg:x1="3.647cm" svg:y1="2.84cm" svg:x2="3.788cm" svg:y2="2.84cm"><text:p/></draw:line><draw:line draw:style-name="gr24" draw:text-style-name="P45" svg:x1="3.718cm" svg:y1="2.909cm" svg:x2="3.718cm" svg:y2="2.768cm"><text:p/></draw:line></draw:g><draw:circle draw:style-name="gr25" draw:text-style-name="P46" svg:width="1.001cm" svg:height="1.001cm" svg:x="-0.039cm" svg:y="3.705cm" draw:kind="arc" draw:start-angle="0" draw:end-angle="45"><text:p/></draw:circle><draw:circle draw:style-name="gr25" draw:text-style-name="P46" svg:width="1.001cm" svg:height="1.001cm" svg:x="5.48cm" svg:y="3.703cm" draw:kind="arc" draw:start-angle="118.05" draw:end-angle="180"><text:p/></draw:circle><draw:line draw:style-name="gr26" draw:text-style-name="P45" svg:x1="0.832cm" svg:y1="3.971cm" svg:x2="0.943cm" svg:y2="3.902cm"><text:p/></draw:line><draw:line draw:style-name="gr26" draw:text-style-name="P45" svg:x1="0.885cm" svg:y1="4.124cm" svg:x2="1.016cm" svg:y2="4.098cm"><text:p/></draw:line><draw:g draw:style-name="gr23"><draw:line draw:style-name="gr26" draw:text-style-name="P45" svg:x1="5.58cm" svg:y1="3.819cm" svg:x2="5.654cm" svg:y2="3.886cm"><text:p/></draw:line><draw:line draw:style-name="gr26" draw:text-style-name="P45" svg:x1="5.602cm" svg:y1="3.791cm" svg:x2="5.676cm" svg:y2="3.858cm"><text:p/></draw:line></draw:g><draw:circle draw:style-name="gr25" draw:text-style-name="P46" svg:width="1.001cm" svg:height="1.001cm" draw:transform="rotate (-2.3387411976724) translate (4.74133333333333cm 0.507388888888889cm)" draw:kind="arc" draw:start-angle="0" draw:end-angle="72"><text:p/></draw:circle><draw:g draw:style-name="gr23"><draw:line draw:style-name="gr26" draw:text-style-name="P45" svg:x1="5.441cm" svg:y1="4.075cm" svg:x2="5.537cm" svg:y2="4.104cm"><text:p/></draw:line><draw:line draw:style-name="gr26" draw:text-style-name="P45" svg:x1="5.451cm" svg:y1="4.044cm" svg:x2="5.547cm" svg:y2="4.073cm"><text:p/></draw:line></draw:g><draw:g draw:style-name="gr23"><draw:line draw:style-name="gr26" draw:text-style-name="P45" svg:x1="4.087cm" svg:y1="0.972cm" svg:x2="4.111cm" svg:y2="1.069cm"><text:p/></draw:line><draw:line draw:style-name="gr26" draw:text-style-name="P45" svg:x1="4.12cm" svg:y1="0.963cm" svg:x2="4.144cm" svg:y2="1.06cm"><text:p/></draw:line><draw:line draw:style-name="gr26" draw:text-style-name="P45" svg:x1="4.155cm" svg:y1="0.957cm" svg:x2="4.179cm" svg:y2="1.054cm"><text:p/></draw:line></draw:g><draw:g draw:style-name="gr23"><draw:line draw:style-name="gr26" draw:text-style-name="P45" svg:x1="3.82cm" svg:y1="0.919cm" svg:x2="3.779cm" svg:y2="1.01cm"><text:p/></draw:line><draw:line draw:style-name="gr26" draw:text-style-name="P45" svg:x1="3.851cm" svg:y1="0.933cm" svg:x2="3.81cm" svg:y2="1.024cm"><text:p/></draw:line><draw:line draw:style-name="gr26" draw:text-style-name="P45" svg:x1="3.883cm" svg:y1="0.949cm" svg:x2="3.842cm" svg:y2="1.04cm"><text:p/></draw:line></draw:g></draw:g></text:p>
          </table:table-cell>
          <table:table-cell table:style-name="Tableau1.A2" office:value-type="string">
            <text:p text:style-name="Text_20_body"/>
          </table:table-cell>
          <table:table-cell table:style-name="Tableau1.C2" office:value-type="string">
            <text:p text:style-name="P18"><text:span text:style-name="tfMasqué"/></text:p>
          </table:table-cell>
        </table:table-row>
      </table:table>
      <text:p text:style-name="P19"/>
      <text:p text:style-name="P30"/>
      <table:table table:name="Tableau7" table:style-name="Tableau7">
        <table:table-column table:style-name="Tableau7.A"/>
        <table:table-column table:style-name="Tableau7.B"/>
        <table:table-column table:style-name="Tableau7.C"/>
        <table:table-row>
          <table:table-cell table:style-name="Tableau7.A1" office:value-type="string">
            <text:p text:style-name="P29">Figure</text:p>
          </table:table-cell>
          <table:table-cell table:style-name="Tableau7.A1" office:value-type="string">
            <text:p text:style-name="P29">Définition</text:p>
          </table:table-cell>
          <table:table-cell table:style-name="Tableau7.C1" office:value-type="string">
            <text:p text:style-name="P29">Point de concours</text:p>
          </table:table-cell>
        </table:table-row>
        <table:table-row>
          <table:table-cell table:style-name="Tableau7.A2" office:value-type="string">
            <text:p text:style-name="P26"><draw:g text:anchor-type="as-char" draw:z-index="51" draw:style-name="gr4"><draw:frame draw:style-name="gr19" draw:text-style-name="P41" svg:width="0.569cm" svg:height="0.593cm" svg:x="0.004cm" svg:y="3.865cm"><draw:text-box><text:p text:style-name="P32"><text:span text:style-name="T17">B</text:span></text:p></draw:text-box></draw:frame><draw:frame draw:style-name="gr19" draw:text-style-name="P41" svg:width="0.567cm" svg:height="0.593cm" svg:x="3.672cm" svg:y="0cm"><draw:text-box><text:p text:style-name="P32"><text:span text:style-name="T17">A</text:span></text:p></draw:text-box></draw:frame><draw:frame draw:style-name="gr19" draw:text-style-name="P41" svg:width="0.569cm" svg:height="0.592cm" svg:x="6.181cm" svg:y="3.881cm"><draw:text-box><text:p text:style-name="P32"><text:span text:style-name="T17">C</text:span></text:p></draw:text-box></draw:frame><draw:frame draw:style-name="gr19" draw:text-style-name="P41" svg:width="0.567cm" svg:height="0.593cm" svg:x="4.078cm" svg:y="4.228cm"><draw:text-box><text:p text:style-name="P32"><text:span text:style-name="T17">H</text:span></text:p></draw:text-box></draw:frame><draw:polygon draw:style-name="gr20" draw:text-style-name="P42" svg:width="5.12cm" svg:height="3.956cm" draw:transform="rotate (0.800058929114201) translate (0.473922013992895cm 4.20935579129515cm)" svg:viewBox="0 0 5121 3957" draw:points="0,0 5121,1 3842,3957"><text:p/></draw:polygon><draw:line draw:style-name="gr20" draw:text-style-name="P42" svg:x1="4.042cm" svg:y1="0.136cm" svg:x2="4.042cm" svg:y2="4.825cm"><text:p/></draw:line><draw:polyline draw:style-name="gr20" draw:text-style-name="P42" svg:width="0.299cm" svg:height="0.298cm" draw:transform="rotate (1.5707963267949) translate (3.74346712211785cm 4.20936601307192cm)" svg:viewBox="0 0 300 299" draw:points="0,0 300,0 300,299"><text:p/></draw:polyline><draw:line draw:style-name="gr20" draw:text-style-name="P42" svg:x1="0cm" svg:y1="4.459cm" svg:x2="5.422cm" svg:y2="1.59cm"><text:p/></draw:line><draw:polyline draw:style-name="gr20" draw:text-style-name="P42" svg:width="0.311cm" svg:height="0.3cm" draw:transform="rotate (-2.64050862534222) translate (4.91630017079432cm 2.18468113912231cm)" svg:viewBox="0 0 312 301" draw:points="0,0 312,0 290,301"><text:p/></draw:polyline><draw:line draw:style-name="gr20" draw:text-style-name="P42" svg:x1="6.372cm" svg:y1="4.586cm" svg:x2="2.506cm" svg:y2="0.827cm"><text:p/></draw:line><draw:polyline draw:style-name="gr20" draw:text-style-name="P42" svg:width="0.316cm" svg:height="0.299cm" draw:transform="rotate (-0.785398163397449) translate (3.15704906772405cm 1.44829190651087cm)" svg:viewBox="0 0 317 300" draw:points="0,300 317,299 300,0"><text:p/></draw:polyline></draw:g></text:p>
          </table:table-cell>
          <table:table-cell table:style-name="Tableau7.A2" office:value-type="string">
            <text:p text:style-name="P20"/>
          </table:table-cell>
          <table:table-cell table:style-name="Tableau7.C2" office:value-type="string">
            <text:p text:style-name="P28"><text:span text:style-name="tfMasqué"/></text:p>
          </table:table-cell>
        </table:table-row>
        <table:table-row>
          <table:table-cell table:style-name="Tableau7.A2" office:value-type="string">
            <text:p text:style-name="P26"><draw:g text:anchor-type="as-char" draw:z-index="52" draw:style-name="gr4"><draw:frame draw:style-name="gr19" draw:text-style-name="P41" svg:width="0.569cm" svg:height="0.593cm" svg:x="0.004cm" svg:y="3.865cm"><draw:text-box><text:p text:style-name="P32"><text:span text:style-name="T17">B</text:span></text:p></draw:text-box></draw:frame><draw:frame draw:style-name="gr19" draw:text-style-name="P41" svg:width="0.567cm" svg:height="0.593cm" svg:x="3.672cm" svg:y="0cm"><draw:text-box><text:p text:style-name="P32"><text:span text:style-name="T17">A</text:span></text:p></draw:text-box></draw:frame><draw:frame draw:style-name="gr19" draw:text-style-name="P41" svg:width="0.569cm" svg:height="0.592cm" svg:x="6.181cm" svg:y="3.881cm"><draw:text-box><text:p text:style-name="P32"><text:span text:style-name="T17">C</text:span></text:p></draw:text-box></draw:frame><draw:polygon draw:style-name="gr20" draw:text-style-name="P42" svg:width="5.12cm" svg:height="3.956cm" draw:transform="rotate (0.800058929114201) translate (0.473922013992959cm 4.21549468018376cm)" svg:viewBox="0 0 5121 3957" draw:points="0,0 5121,1 3842,3957"><text:p/></draw:polygon><draw:line draw:style-name="gr20" draw:text-style-name="P42" svg:x1="3.067cm" svg:y1="1.646cm" svg:x2="3.067cm" svg:y2="1.385cm"><text:p/></draw:line><draw:line draw:style-name="gr20" draw:text-style-name="P42" svg:x1="3.147cm" svg:y1="1.609cm" svg:x2="3.147cm" svg:y2="1.348cm"><text:p/></draw:line><draw:line draw:style-name="gr20" draw:text-style-name="P42" svg:x1="1.299cm" svg:y1="3.476cm" svg:x2="1.299cm" svg:y2="3.226cm"><text:p/></draw:line><draw:line draw:style-name="gr20" draw:text-style-name="P42" svg:x1="1.373cm" svg:y1="3.42cm" svg:x2="1.373cm" svg:y2="3.17cm"><text:p/></draw:line><draw:line draw:style-name="gr20" draw:text-style-name="P42" svg:x1="5.328cm" svg:y1="3.119cm" svg:x2="5.599cm" svg:y2="3.286cm"><text:p/></draw:line><draw:line draw:style-name="gr20" draw:text-style-name="P42" svg:x1="5.384cm" svg:y1="3.242cm" svg:x2="5.656cm" svg:y2="3.409cm"><text:p/></draw:line><draw:line draw:style-name="gr20" draw:text-style-name="P42" svg:x1="4.354cm" svg:y1="1.286cm" svg:x2="4.625cm" svg:y2="1.436cm"><text:p/></draw:line><draw:line draw:style-name="gr20" draw:text-style-name="P42" svg:x1="4.383cm" svg:y1="1.385cm" svg:x2="4.654cm" svg:y2="1.535cm"><text:p/></draw:line><draw:line draw:style-name="gr20" draw:text-style-name="P42" svg:x1="2.028cm" svg:y1="4.082cm" svg:x2="1.747cm" svg:y2="4.332cm"><text:p/></draw:line><draw:line draw:style-name="gr20" draw:text-style-name="P42" svg:x1="4.799cm" svg:y1="4.082cm" svg:x2="4.505cm" svg:y2="4.332cm"><text:p/></draw:line><draw:line draw:style-name="gr20" draw:text-style-name="P42" svg:x1="4.142cm" svg:y1="0.136cm" svg:x2="3.125cm" svg:y2="4.714cm"><text:p/></draw:line><draw:line draw:style-name="gr20" draw:text-style-name="P42" svg:x1="1.227cm" svg:y1="1.866cm" svg:x2="6.631cm" svg:y2="4.533cm"><text:p/></draw:line><draw:line draw:style-name="gr20" draw:text-style-name="P42" svg:x1="0cm" svg:y1="4.409cm" svg:x2="6cm" svg:y2="1.986cm"><text:p/></draw:line><draw:line draw:style-name="gr21" draw:text-style-name="P42" svg:x1="5.328cm" svg:y1="3.119cm" svg:x2="5.599cm" svg:y2="3.286cm"><text:p/></draw:line><draw:frame draw:style-name="gr19" draw:text-style-name="P41" svg:width="0.569cm" svg:height="0.592cm" svg:x="1.983cm" svg:y="1.783cm"><draw:text-box><text:p text:style-name="P32"><text:span text:style-name="T17">C</text:span><text:span text:style-name="T18"> </text:span><text:span text:style-name="T17">'</text:span></text:p></draw:text-box></draw:frame><draw:frame draw:style-name="gr19" draw:text-style-name="P41" svg:width="0.567cm" svg:height="0.593cm" svg:x="3.26cm" svg:y="4.249cm"><draw:text-box><text:p text:style-name="P32"><text:span text:style-name="T17">A'</text:span></text:p></draw:text-box></draw:frame><draw:frame draw:style-name="gr19" draw:text-style-name="P41" svg:width="0.569cm" svg:height="0.593cm" svg:x="4.992cm" svg:y="1.769cm"><draw:text-box><text:p text:style-name="P32"><text:span text:style-name="T17">B'</text:span></text:p></draw:text-box></draw:frame><draw:frame draw:style-name="gr19" draw:text-style-name="P41" svg:width="0.569cm" svg:height="0.592cm" svg:x="3.484cm" svg:y="3.059cm"><draw:text-box><text:p text:style-name="P32"><text:span text:style-name="T17">G</text:span></text:p></draw:text-box></draw:frame><draw:line draw:style-name="gr20" draw:text-style-name="P42" svg:x1="3.225cm" svg:y1="1.545cm" svg:x2="3.225cm" svg:y2="1.284cm"><text:p/></draw:line><draw:line draw:style-name="gr20" draw:text-style-name="P42" svg:x1="1.451cm" svg:y1="3.356cm" svg:x2="1.451cm" svg:y2="3.106cm"><text:p/></draw:line></draw:g></text:p>
          </table:table-cell>
          <table:table-cell table:style-name="Tableau7.A2" office:value-type="string">
            <text:p text:style-name="P20"/>
          </table:table-cell>
          <table:table-cell table:style-name="Tableau7.C2" office:value-type="string">
            <text:p text:style-name="P28"><text:span text:style-name="tfMasqué"/></text:p>
          </table:table-cell>
        </table:table-row>
        <table:table-row>
          <table:table-cell table:style-name="Tableau7.A2" office:value-type="string">
            <text:p text:style-name="P26"><draw:g text:anchor-type="as-char" draw:z-index="53" draw:style-name="gr4"><draw:frame draw:style-name="gr19" draw:text-style-name="P41" svg:width="0.567cm" svg:height="0.593cm" svg:x="0cm" svg:y="3.865cm"><draw:text-box><text:p text:style-name="P32"><text:span text:style-name="T17">B</text:span></text:p></draw:text-box></draw:frame><draw:frame draw:style-name="gr19" draw:text-style-name="P41" svg:width="0.569cm" svg:height="0.593cm" svg:x="3.667cm" svg:y="0cm"><draw:text-box><text:p text:style-name="P32"><text:span text:style-name="T17">A</text:span></text:p></draw:text-box></draw:frame><draw:frame draw:style-name="gr19" draw:text-style-name="P41" svg:width="0.567cm" svg:height="0.592cm" svg:x="6.177cm" svg:y="3.881cm"><draw:text-box><text:p text:style-name="P32"><text:span text:style-name="T17">C</text:span></text:p></draw:text-box></draw:frame><draw:polygon draw:style-name="gr20" draw:text-style-name="P42" svg:width="5.12cm" svg:height="3.955cm" draw:transform="rotate (0.799884396189001) translate (0.469922013992485cm 4.20727245796192cm)" svg:viewBox="0 0 5121 3956" draw:points="0,0 5121,0 3843,3956"><text:p/></draw:polygon><draw:line draw:style-name="gr20" draw:text-style-name="P42" svg:x1="3.063cm" svg:y1="1.648cm" svg:x2="3.063cm" svg:y2="1.387cm"><text:p/></draw:line><draw:line draw:style-name="gr20" draw:text-style-name="P42" svg:x1="3.143cm" svg:y1="1.583cm" svg:x2="3.143cm" svg:y2="1.322cm"><text:p/></draw:line><draw:line draw:style-name="gr20" draw:text-style-name="P42" svg:x1="1.269cm" svg:y1="3.476cm" svg:x2="1.269cm" svg:y2="3.226cm"><text:p/></draw:line><draw:line draw:style-name="gr20" draw:text-style-name="P42" svg:x1="1.369cm" svg:y1="3.408cm" svg:x2="1.369cm" svg:y2="3.158cm"><text:p/></draw:line><draw:line draw:style-name="gr20" draw:text-style-name="P42" svg:x1="5.324cm" svg:y1="3.121cm" svg:x2="5.595cm" svg:y2="3.288cm"><text:p/></draw:line><draw:line draw:style-name="gr20" draw:text-style-name="P42" svg:x1="5.38cm" svg:y1="3.242cm" svg:x2="5.652cm" svg:y2="3.409cm"><text:p/></draw:line><draw:line draw:style-name="gr20" draw:text-style-name="P42" svg:x1="4.35cm" svg:y1="1.286cm" svg:x2="4.621cm" svg:y2="1.436cm"><text:p/></draw:line><draw:line draw:style-name="gr20" draw:text-style-name="P42" svg:x1="4.379cm" svg:y1="1.386cm" svg:x2="4.65cm" svg:y2="1.536cm"><text:p/></draw:line><draw:line draw:style-name="gr20" draw:text-style-name="P42" svg:x1="2.024cm" svg:y1="4.084cm" svg:x2="1.743cm" svg:y2="4.334cm"><text:p/></draw:line><draw:line draw:style-name="gr20" draw:text-style-name="P42" svg:x1="4.795cm" svg:y1="4.084cm" svg:x2="4.501cm" svg:y2="4.334cm"><text:p/></draw:line><draw:line draw:style-name="gr20" draw:text-style-name="P42" svg:x1="1.67cm" svg:y1="1.793cm" svg:x2="4.795cm" svg:y2="4.838cm"><text:p/></draw:line><draw:polyline draw:style-name="gr20" draw:text-style-name="P42" svg:width="0.315cm" svg:height="0.282cm" draw:transform="rotate (-0.729373094408431) translate (2.23097707339904cm 2.37089532455461cm)" svg:viewBox="0 0 316 283" draw:points="0,283 300,283 316,0"><text:p/></draw:polyline><draw:line draw:style-name="gr20" draw:text-style-name="P42" svg:x1="0.809cm" svg:y1="4.604cm" svg:x2="5.57cm" svg:y2="2.085cm"><text:p/></draw:line><draw:polyline draw:style-name="gr20" draw:text-style-name="P42" svg:width="0.312cm" svg:height="0.313cm" draw:transform="skewX (-0.00645771823237902) rotate (-2.64085769119262) translate (5.16226495390457cm 2.62752844738643cm)" svg:viewBox="0 0 313 314" draw:points="0,0 313,0 311,314"><text:p/></draw:polyline><draw:line draw:style-name="gr21" draw:text-style-name="P42" svg:x1="5.324cm" svg:y1="3.121cm" svg:x2="5.595cm" svg:y2="3.288cm"><text:p/></draw:line><draw:line draw:style-name="gr20" draw:text-style-name="P42" svg:x1="3.241cm" svg:y1="0.729cm" svg:x2="3.241cm" svg:y2="4.762cm"><text:p/></draw:line><draw:polyline draw:style-name="gr20" draw:text-style-name="P42" svg:width="0.299cm" svg:height="0.299cm" draw:transform="rotate (1.5707963267949) translate (2.94058084258468cm 4.20228267973864cm)" svg:viewBox="0 0 300 300" draw:points="0,0 300,0 300,300"><text:p/></draw:polyline><draw:polyline draw:style-name="gr20" draw:text-style-name="P42" svg:width="5.798cm" svg:height="5.81cm" svg:x="0.338cm" svg:y="0.401cm" svg:viewBox="0 0 5799 5811" draw:points="5799,2908 5795,2763 5785,2619 5767,2475 5742,2332 5710,2191 5671,2051 5625,1914 5572,1779 5513,1647 5447,1518 5375,1392 5296,1270 5212,1152 5122,1039 5026,930 4925,827 4820,728 4709,635 4594,547 4474,465 4351,390 4224,320 4094,257 3961,201 3825,151 3687,108 3547,72 3406,44 3263,22 3119,7 2975,0 2830,0 2686,7 2542,21 2399,43 2257,71 2117,107 1979,150 1843,199 1710,255 1579,318 1452,387 1329,463 1209,544 1094,632 983,725 877,823 776,927 680,1035 590,1149 505,1266 427,1388 355,1513 288,1642 229,1774 176,1909 130,2046 90,2186 58,2327 33,2470 15,2614 4,2758 0,2903 3,3048 14,3192 32,3335 57,3478 89,3619 128,3759 174,3896 227,4031 286,4163 352,4293 424,4418 502,4540 586,4658 676,4771 772,4880 873,4984 979,5082 1089,5176 1204,5263 1324,5345 1447,5421 1574,5490 1704,5553 1837,5610 1973,5660 2111,5702 2251,5738 2393,5767 2536,5789 2680,5804 2824,5811 2969,5811 3113,5804 3257,5790 3400,5768 3541,5740 3681,5704 3819,5662 3955,5612 4088,5556 4219,5494 4346,5424 4469,5349 4589,5267 4704,5180 4815,5087 4921,4989 5022,4885 5118,4776 5208,4663 5293,4546 5372,4424 5444,4299 5510,4170 5570,4038 5623,3903 5669,3766 5708,3626 5741,3485 5766,3342 5784,3199 5795,3055 5799,2910"><text:p/></draw:polyline><draw:line draw:style-name="gr20" draw:text-style-name="P42" svg:x1="1.46cm" svg:y1="3.33cm" svg:x2="1.46cm" svg:y2="3.08cm"><text:p/></draw:line><draw:line draw:style-name="gr20" draw:text-style-name="P42" svg:x1="2.982cm" svg:y1="1.743cm" svg:x2="2.982cm" svg:y2="1.493cm"><text:p/></draw:line><draw:frame draw:style-name="gr19" draw:text-style-name="P41" svg:width="0.569cm" svg:height="0.593cm" svg:x="3.445cm" svg:y="3.147cm"><draw:text-box><text:p text:style-name="P32"><text:span text:style-name="T17">O</text:span></text:p></draw:text-box></draw:frame><draw:frame draw:style-name="gr19" draw:text-style-name="P41" svg:width="0.567cm" svg:height="0.593cm" svg:x="2.067cm" svg:y="1.746cm"><draw:text-box><text:p text:style-name="P32"><text:span text:style-name="T17">C</text:span><text:span text:style-name="T18"> </text:span><text:span text:style-name="T17">'</text:span></text:p></draw:text-box></draw:frame><draw:frame draw:style-name="gr19" draw:text-style-name="P41" svg:width="0.567cm" svg:height="0.593cm" svg:x="3.291cm" svg:y="4.212cm"><draw:text-box><text:p text:style-name="P32"><text:span text:style-name="T17">A'</text:span></text:p></draw:text-box></draw:frame><draw:frame draw:style-name="gr19" draw:text-style-name="P41" svg:width="0.567cm" svg:height="0.593cm" svg:x="4.972cm" svg:y="1.732cm"><draw:text-box><text:p text:style-name="P32"><text:span text:style-name="T17">B'</text:span></text:p></draw:text-box></draw:frame></draw:g></text:p>
          </table:table-cell>
          <table:table-cell table:style-name="Tableau7.A2" office:value-type="string">
            <text:p text:style-name="P20"/>
          </table:table-cell>
          <table:table-cell table:style-name="Tableau7.C2" office:value-type="string">
            <text:p text:style-name="P20"><text:span text:style-name="tfMasqué_20_sur_20_fond_20_vert"/></text:p>
          </table:table-cell>
        </table:table-row>
        <table:table-row>
          <table:table-cell table:style-name="Tableau7.A2" office:value-type="string">
            <text:p text:style-name="P26"><draw:g text:anchor-type="as-char" draw:z-index="54" draw:name="Forme2" draw:style-name="gr4"><draw:frame draw:style-name="gr22" draw:text-style-name="P43" svg:width="0.567cm" svg:height="0.593cm" svg:x="0cm" svg:y="3.865cm"><draw:text-box><text:p text:style-name="P32"><text:span text:style-name="T19">B</text:span></text:p></draw:text-box></draw:frame><draw:frame draw:style-name="gr22" draw:text-style-name="P43" svg:width="0.571cm" svg:height="0.593cm" svg:x="3.667cm" svg:y="0cm"><draw:text-box><text:p text:style-name="P32"><text:span text:style-name="T19">A</text:span></text:p></draw:text-box></draw:frame><draw:frame draw:style-name="gr22" draw:text-style-name="P43" svg:width="0.567cm" svg:height="0.592cm" svg:x="6.177cm" svg:y="3.881cm"><draw:text-box><text:p text:style-name="P32"><text:span text:style-name="T19">C</text:span></text:p></draw:text-box></draw:frame><draw:polygon draw:style-name="gr20" draw:text-style-name="P44" svg:width="5.12cm" svg:height="3.955cm" draw:transform="rotate (0.799884396189001) translate (0.469922013992472cm 4.20625856907292cm)" svg:viewBox="0 0 5121 3956" draw:points="0,0 5121,0 3843,3956"><text:p/></draw:polygon><draw:line draw:style-name="gr20" draw:text-style-name="P44" svg:x1="1.328cm" svg:y1="1.39cm" svg:x2="5.985cm" svg:y2="4.206cm"><text:p/></draw:line><draw:line draw:style-name="gr20" draw:text-style-name="P44" svg:x1="0.47cm" svg:y1="4.204cm" svg:x2="5.9cm" svg:y2="1.923cm"><text:p/></draw:line><draw:line draw:style-name="gr20" draw:text-style-name="P44" svg:x1="4.038cm" svg:y1="0.533cm" svg:x2="3.427cm" svg:y2="4.98cm"><text:p/></draw:line><draw:polyline draw:style-name="gr20" draw:text-style-name="P44" svg:width="2.729cm" svg:height="2.739cm" svg:x="2.347cm" svg:y="1.466cm" svg:viewBox="0 0 2730 2740" draw:points="2730,1371 2728,1303 2724,1235 2715,1167 2703,1099 2688,1033 2670,967 2648,902 2623,839 2595,777 2564,716 2531,656 2493,599 2454,543 2411,490 2366,438 2319,390 2269,343 2217,299 2163,258 2106,219 2048,184 1989,151 1927,121 1865,95 1801,71 1736,51 1670,34 1604,21 1536,10 1468,3 1401,0 1332,0 1265,3 1197,10 1129,20 1063,33 997,50 932,71 868,94 805,120 743,150 684,182 626,218 569,256 515,298 463,342 413,388 365,437 320,488 278,542 238,597 201,654 167,713 136,774 108,836 83,900 61,965 42,1031 27,1097 16,1165 7,1232 2,1300 0,1369 1,1437 7,1505 15,1572 27,1640 42,1706 60,1772 82,1837 107,1900 135,1963 166,2024 200,2083 236,2140 276,2196 318,2249 363,2301 411,2350 461,2396 513,2440 567,2481 623,2520 681,2556 741,2588 802,2618 865,2645 929,2669 994,2688 1060,2705 1127,2719 1194,2729 1262,2736 1330,2740 1398,2740 1466,2736 1533,2730 1601,2719 1667,2706 1733,2689 1798,2669 1862,2646 1925,2619 1986,2590 2046,2557 2104,2522 2160,2483 2215,2442 2267,2398 2317,2352 2364,2303 2410,2252 2452,2198 2492,2143 2529,2086 2563,2027 2594,1966 2622,1904 2647,1840 2669,1776 2687,1710 2703,1643 2715,1576 2723,1508 2728,1440 2730,1372"><text:p/></draw:polyline><draw:frame draw:style-name="gr22" draw:text-style-name="P43" svg:width="0.571cm" svg:height="0.593cm" svg:x="3.727cm" svg:y="2.956cm"><draw:text-box><text:p text:style-name="P32"><text:span text:style-name="T19">O</text:span></text:p></draw:text-box></draw:frame><draw:g draw:style-name="gr23"><draw:line draw:style-name="gr24" draw:text-style-name="P45" svg:x1="3.647cm" svg:y1="2.84cm" svg:x2="3.788cm" svg:y2="2.84cm"><text:p/></draw:line><draw:line draw:style-name="gr24" draw:text-style-name="P45" svg:x1="3.718cm" svg:y1="2.909cm" svg:x2="3.718cm" svg:y2="2.768cm"><text:p/></draw:line></draw:g><draw:circle draw:style-name="gr25" draw:text-style-name="P46" svg:width="1.001cm" svg:height="1.001cm" svg:x="-0.039cm" svg:y="3.705cm" draw:kind="arc" draw:start-angle="0" draw:end-angle="45"><text:p/></draw:circle><draw:circle draw:style-name="gr25" draw:text-style-name="P46" svg:width="1.001cm" svg:height="1.001cm" svg:x="5.48cm" svg:y="3.703cm" draw:kind="arc" draw:start-angle="118.05" draw:end-angle="180"><text:p/></draw:circle><draw:line draw:style-name="gr26" draw:text-style-name="P45" svg:x1="0.832cm" svg:y1="3.971cm" svg:x2="0.943cm" svg:y2="3.902cm"><text:p/></draw:line><draw:line draw:style-name="gr26" draw:text-style-name="P45" svg:x1="0.885cm" svg:y1="4.124cm" svg:x2="1.016cm" svg:y2="4.098cm"><text:p/></draw:line><draw:g draw:style-name="gr23"><draw:line draw:style-name="gr26" draw:text-style-name="P45" svg:x1="5.58cm" svg:y1="3.819cm" svg:x2="5.654cm" svg:y2="3.886cm"><text:p/></draw:line><draw:line draw:style-name="gr26" draw:text-style-name="P45" svg:x1="5.602cm" svg:y1="3.791cm" svg:x2="5.676cm" svg:y2="3.858cm"><text:p/></draw:line></draw:g><draw:circle draw:style-name="gr25" draw:text-style-name="P46" svg:width="1.001cm" svg:height="1.001cm" draw:transform="rotate (-2.3387411976724) translate (4.74133333333333cm 0.507388888888889cm)" draw:kind="arc" draw:start-angle="0" draw:end-angle="72"><text:p/></draw:circle><draw:g draw:style-name="gr23"><draw:line draw:style-name="gr26" draw:text-style-name="P45" svg:x1="5.441cm" svg:y1="4.075cm" svg:x2="5.537cm" svg:y2="4.104cm"><text:p/></draw:line><draw:line draw:style-name="gr26" draw:text-style-name="P45" svg:x1="5.451cm" svg:y1="4.044cm" svg:x2="5.547cm" svg:y2="4.073cm"><text:p/></draw:line></draw:g><draw:g draw:style-name="gr23"><draw:line draw:style-name="gr26" draw:text-style-name="P45" svg:x1="4.087cm" svg:y1="0.972cm" svg:x2="4.111cm" svg:y2="1.069cm"><text:p/></draw:line><draw:line draw:style-name="gr26" draw:text-style-name="P45" svg:x1="4.12cm" svg:y1="0.963cm" svg:x2="4.144cm" svg:y2="1.06cm"><text:p/></draw:line><draw:line draw:style-name="gr26" draw:text-style-name="P45" svg:x1="4.155cm" svg:y1="0.957cm" svg:x2="4.179cm" svg:y2="1.054cm"><text:p/></draw:line></draw:g><draw:g draw:style-name="gr23"><draw:line draw:style-name="gr26" draw:text-style-name="P45" svg:x1="3.82cm" svg:y1="0.919cm" svg:x2="3.779cm" svg:y2="1.01cm"><text:p/></draw:line><draw:line draw:style-name="gr26" draw:text-style-name="P45" svg:x1="3.851cm" svg:y1="0.933cm" svg:x2="3.81cm" svg:y2="1.024cm"><text:p/></draw:line><draw:line draw:style-name="gr26" draw:text-style-name="P45" svg:x1="3.883cm" svg:y1="0.949cm" svg:x2="3.842cm" svg:y2="1.04cm"><text:p/></draw:line></draw:g></draw:g></text:p>
          </table:table-cell>
          <table:table-cell table:style-name="Tableau7.A2" office:value-type="string">
            <text:p text:style-name="P20"/>
          </table:table-cell>
          <table:table-cell table:style-name="Tableau7.C2" office:value-type="string">
            <text:p text:style-name="P18"><text:span text:style-name="tfMasqué"/></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Times New Roman2"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6cm" draw:dots2="1" draw:dots2-length="0.016cm" draw:distance="0.016cm"/>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16cm" draw:dots2="1" draw:dots2-length="0.016cm" draw:distance="0.016cm"/>
    <draw:stroke-dash draw:name="Dashed_20__28_var_29__20_2" draw:display-name="Dashed (var) 2" draw:style="rect" draw:dots1="1" draw:dots1-length="0.016cm" draw:dots2="1" draw:dots2-length="0.016cm" draw:distance="0.016cm"/>
    <draw:stroke-dash draw:name="Dashed_20__28_var_29__20_3" draw:display-name="Dashed (var) 3" draw:style="rect" draw:dots1="1" draw:dots1-length="0.016cm" draw:dots2="1" draw:dots2-length="0.016cm" draw:distance="0.016cm"/>
    <draw:stroke-dash draw:name="Dashed_20__28_var_29__20_4" draw:display-name="Dashed (var) 4" draw:style="rect" draw:dots1="1" draw:dots1-length="0.016cm" draw:dots2="1" draw:dots2-length="0.016cm" draw:distance="0.016cm"/>
    <draw:stroke-dash draw:name="Dashed_20__28_var_29__20_5" draw:display-name="Dashed (var) 5" draw:style="rect" draw:dots1="1" draw:dots1-length="0.016cm" draw:dots2="1" draw:dots2-length="0.016cm" draw:distance="0.016cm"/>
    <draw:stroke-dash draw:name="Dashed_20__28_var_29__20_8" draw:display-name="Dashed (var) 8" draw:style="rect" draw:dots1="1" draw:dots1-length="0.009cm" draw:dots2="1" draw:dots2-length="0.009cm" draw:distance="0.009cm"/>
    <draw:stroke-dash draw:name="Dashed_20__28_var_29__20_9" draw:display-name="Dashed (var) 9" draw:style="rect" draw:dots1="1" draw:dots1-length="0.009cm" draw:dots2="1" draw:dots2-length="0.009cm" draw:distance="0.009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0cm" fo:margin-bottom="0.199cm" loext:contextual-spacing="false" style:page-number="auto" fo:background-color="transparent" fo:padding="0cm" fo:border-left="none" fo:border-right="none" fo:border-top="none" fo:border-bottom="0.51pt solid #000000" style:shadow="none" text:number-lines="false" text:line-number="0">
        <style:tab-stops/>
      </style:paragraph-properties>
      <style:text-properties fo:text-transform="uppercase" style:font-name="Arial" fo:font-family="Arial" style:font-family-generic="swiss" style:font-pitch="variable" fo:font-size="20pt" style:text-underline-style="none"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cm" fo:margin-bottom="0.199cm" loext:contextual-spacing="false" fo:text-indent="0cm" style:auto-text-indent="false" style:page-number="auto" fo:background-color="transparent" style:shadow="none">
        <style:tab-stops/>
      </style:paragraph-properties>
      <style:text-properties fo:text-transform="uppercas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199cm" loext:contextual-spacing="false"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top="0cm" fo:margin-bottom="0.199cm" loext:contextual-spacing="false" fo:background-color="transparent" style:shadow="none">
        <style:tab-stops/>
      </style:paragraph-properties>
      <style:text-properties fo:font-size="11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re_20_Chapitre" style:display-name="Titre Chapitre" style:family="paragraph" style:parent-style-name="Standard" style:class="text">
      <style:paragraph-properties fo:padding="0cm" fo:border-left="none" fo:border-right="none" fo:border-top="none" fo:border-bottom="0.99pt solid #000000" style:shadow="none"/>
      <style:text-properties fo:text-transform="uppercase" style:font-name="Arial" fo:font-family="Arial" style:font-family-generic="swiss" style:font-pitch="variable" fo:font-size="26pt" fo:font-weight="bold" style:font-size-asian="20pt" style:font-weight-asian="bold" style:font-size-complex="20pt" style:font-weight-complex="bold"/>
    </style:style>
    <style:style style:name="Titre_20_I_29_" style:display-name="Titre I)" style:family="paragraph" style:parent-style-name="Standard" style:list-style-name="Numbering_20_4" style:class="text">
      <style:paragraph-properties fo:margin-top="0cm" fo:margin-bottom="0.199cm" loext:contextual-spacing="false" fo:padding="0cm" fo:border="none" style:shadow="none"/>
      <style:text-properties fo:text-transform="uppercase" style:font-name="Arial1"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itre_20_1_29_" style:display-name="Titre 1)" style:family="paragraph" style:parent-style-name="Standard" style:auto-update="true" style:list-style-name="Numbering_20_1" style:class="text" style:master-page-name="">
      <style:paragraph-properties fo:margin-top="0cm" fo:margin-bottom="0.199cm" loext:contextual-spacing="false" style:page-number="auto" fo:padding="0cm" fo:border="none" style:shadow="none"/>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itre_20_a_29_" style:display-name="Titre a)" style:family="paragraph" style:parent-style-name="Standard" style:auto-update="true" style:list-style-name="Numbering_20_5" style:class="text" style:master-page-name="">
      <style:paragraph-properties fo:margin-top="0cm" fo:margin-bottom="0.101cm" loext:contextual-spacing="false" style:page-number="auto" fo:padding="0cm" fo:border="none" style:shadow="none"/>
      <style:text-properties fo:font-variant="normal" fo:text-transform="none"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style:style>
    <style:style style:name="tfTitre_20_1_29_" style:display-name="tfTitre 1)" style:family="paragraph" style:parent-style-name="Standard" style:next-style-name="Standard" style:list-style-name="tfNum_20_1_29_" style:class="chapter" style:master-page-name="">
      <style:paragraph-properties fo:margin-top="0cm" fo:margin-bottom="0.199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fCours" style:family="paragraph" style:parent-style-name="Standard">
      <loext:graphic-properties draw:fill="solid" draw:fill-color="#99cc99" draw:fill-image-width="0cm" draw:fill-image-height="0cm"/>
      <style:paragraph-properties fo:background-color="#99cc99"/>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Masqué" style:family="text">
      <style:text-properties fo:font-variant="normal" fo:text-transform="none" fo:color="#000000"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text:display="true"/>
    </style:style>
    <style:style style:name="Masqué_20_sur_20_fond_20_gris" style:display-name="Masqué sur fond gris" style:family="text">
      <style:text-properties fo:color="#000000"/>
    </style:style>
    <style:style style:name="tfMasqué" style:family="text">
      <style:text-properties fo:font-variant="normal" fo:text-transform="none" fo:color="#ffffff" style:font-name="Times New Roman1" fo:font-family="'Times New Roman'" style:font-style-name="Normal" style:font-family-generic="roman" style:font-pitch="variable" fo:font-size="18pt" fo:font-style="normal" fo:font-weight="normal" fo:background-color="transparent" style:font-size-asian="11pt" style:font-style-asian="italic" style:font-weight-asian="bold" style:font-size-complex="11pt" style:font-style-complex="italic" style:font-weight-complex="bold"/>
    </style:style>
    <style:style style:name="tfMasqué_20_sur_20_fond_20_vert" style:display-name="tfMasqué sur fond vert" style:family="text">
      <style:text-properties fo:font-variant="normal" fo:text-transform="none" fo:color="#000000" style:font-name="Times New Roman1" fo:font-family="'Times New Roman'" style:font-style-name="Normal" style:font-family-generic="roman" style:font-pitch="variable" fo:font-size="18pt" fo:font-style="normal" fo:font-weight="normal" style:font-size-asian="11pt" style:font-style-asian="italic" style:font-weight-asian="bold" style:font-size-complex="11pt" style:font-style-complex="italic"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suffix="." style:num-format="1">
        <style:list-level-properties text:space-before="0.635cm" text:min-label-width="0.635cm"/>
      </text:outline-level-style>
      <text:outline-level-style text:level="2" style:num-suffix="." style:num-format="I" text:display-levels="2">
        <style:list-level-properties text:min-label-distance="0.381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min-label-width="0.499cm"/>
      </text:list-level-style-number>
      <text:list-level-style-number text:level="4" text:style-name="Numbering_20_Symbols" style:num-suffix=")" style:num-format="1">
        <style:list-level-properties text:min-label-width="0.499cm"/>
      </text:list-level-style-number>
      <text:list-level-style-number text:level="5" text:style-name="Numbering_20_Symbols" style:num-suffix=")" style:num-format="1">
        <style:list-level-properties text:min-label-width="0.499cm"/>
      </text:list-level-style-number>
      <text:list-level-style-number text:level="6" text:style-name="Numbering_20_Symbols" style:num-suffix=")" style:num-format="1">
        <style:list-level-properties text:min-label-width="0.499cm"/>
      </text:list-level-style-number>
      <text:list-level-style-number text:level="7" text:style-name="Numbering_20_Symbols" style:num-suffix=")" style:num-format="1">
        <style:list-level-properties text:min-label-width="0.499cm"/>
      </text:list-level-style-number>
      <text:list-level-style-number text:level="8" text:style-name="Numbering_20_Symbols" style:num-suffix=")" style:num-format="1">
        <style:list-level-properties text:min-label-width="0.499cm"/>
      </text:list-level-style-number>
      <text:list-level-style-number text:level="9" text:style-name="Numbering_20_Symbols" style:num-suffix=")" style:num-format="1">
        <style:list-level-properties text:min-label-width="0.499cm"/>
      </text:list-level-style-number>
      <text:list-level-style-number text:level="10" text:style-name="Numbering_20_Symbols" style:num-suffix=")" style:num-format="1">
        <style:list-level-properties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min-label-width="0.499cm"/>
      </text:list-level-style-number>
      <text:list-level-style-number text:level="3" text:style-name="Numbering_20_Symbols" style:num-suffix=")" style:num-format="I" text:start-value="3">
        <style:list-level-properties text:min-label-width="0.499cm"/>
      </text:list-level-style-number>
      <text:list-level-style-number text:level="4" text:style-name="Numbering_20_Symbols" style:num-suffix=")" style:num-format="I" text:start-value="4">
        <style:list-level-properties text:min-label-width="0.499cm"/>
      </text:list-level-style-number>
      <text:list-level-style-number text:level="5" text:style-name="Numbering_20_Symbols" style:num-suffix=")" style:num-format="I" text:start-value="5">
        <style:list-level-properties text:min-label-width="0.499cm"/>
      </text:list-level-style-number>
      <text:list-level-style-number text:level="6" text:style-name="Numbering_20_Symbols" style:num-suffix=")" style:num-format="I" text:start-value="6">
        <style:list-level-properties text:min-label-width="0.499cm"/>
      </text:list-level-style-number>
      <text:list-level-style-number text:level="7" text:style-name="Numbering_20_Symbols" style:num-suffix=")" style:num-format="I" text:start-value="7">
        <style:list-level-properties text:min-label-width="0.499cm"/>
      </text:list-level-style-number>
      <text:list-level-style-number text:level="8" text:style-name="Numbering_20_Symbols" style:num-suffix=")" style:num-format="I" text:start-value="8">
        <style:list-level-properties text:min-label-width="0.499cm"/>
      </text:list-level-style-number>
      <text:list-level-style-number text:level="9" text:style-name="Numbering_20_Symbols" style:num-suffix=")" style:num-format="I" text:start-value="9">
        <style:list-level-properties text:min-label-width="0.499cm"/>
      </text:list-level-style-number>
      <text:list-level-style-number text:level="10" text:style-name="Numbering_20_Symbols" style:num-suffix=")" style:num-format="I" text:start-value="10">
        <style:list-level-properties text:min-label-width="0.499cm"/>
      </text:list-level-style-number>
    </text:list-style>
    <text:list-style style:name="Numbering_20_5" style:display-name="Numbering 5">
      <text:list-level-style-number text:level="1" text:style-name="Numbering_20_Symbols" style:num-suffix=")" style:num-format="a">
        <style:list-level-properties text:min-label-width="0.499cm" text:min-label-distance="0.101cm"/>
      </text:list-level-style-number>
      <text:list-level-style-number text:level="2" text:style-name="Numbering_20_Symbols" style:num-suffix=")" style:num-format="a" text:start-value="2">
        <style:list-level-properties text:min-label-width="0.499cm" text:min-label-distance="0.101cm"/>
      </text:list-level-style-number>
      <text:list-level-style-number text:level="3" text:style-name="Numbering_20_Symbols" style:num-suffix=")" style:num-format="a" text:start-value="3">
        <style:list-level-properties text:min-label-width="0.499cm" text:min-label-distance="0.101cm"/>
      </text:list-level-style-number>
      <text:list-level-style-number text:level="4" text:style-name="Numbering_20_Symbols" style:num-suffix=")" style:num-format="a" text:start-value="4">
        <style:list-level-properties text:min-label-width="0.499cm" text:min-label-distance="0.101cm"/>
      </text:list-level-style-number>
      <text:list-level-style-number text:level="5" text:style-name="Numbering_20_Symbols" style:num-suffix=")" style:num-format="a" text:start-value="5">
        <style:list-level-properties text:min-label-width="0.499cm" text:min-label-distance="0.101cm"/>
      </text:list-level-style-number>
      <text:list-level-style-number text:level="6" text:style-name="Numbering_20_Symbols" style:num-suffix=")" style:num-format="a" text:start-value="6">
        <style:list-level-properties text:min-label-width="0.499cm" text:min-label-distance="0.101cm"/>
      </text:list-level-style-number>
      <text:list-level-style-number text:level="7" text:style-name="Numbering_20_Symbols" style:num-suffix=")" style:num-format="a" text:start-value="7">
        <style:list-level-properties text:min-label-width="0.499cm" text:min-label-distance="0.101cm"/>
      </text:list-level-style-number>
      <text:list-level-style-number text:level="8" text:style-name="Numbering_20_Symbols" style:num-suffix=")" style:num-format="a" text:start-value="8">
        <style:list-level-properties text:min-label-width="0.499cm" text:min-label-distance="0.101cm"/>
      </text:list-level-style-number>
      <text:list-level-style-number text:level="9" text:style-name="Numbering_20_Symbols" style:num-suffix=")" style:num-format="a" text:start-value="9">
        <style:list-level-properties text:min-label-width="0.499cm" text:min-label-distance="0.101cm"/>
      </text:list-level-style-number>
      <text:list-level-style-number text:level="10" text:style-name="Numbering_20_Symbols" style:num-suffix=")" style:num-format="a" text:start-value="10">
        <style:list-level-properties text:min-label-width="0.499cm" text:min-label-distance="0.101cm"/>
      </text:list-level-style-number>
    </text:list-style>
    <text:list-style style:name="List_20_1" style:display-name="List 1">
      <text:list-level-style-bullet text:level="1" text:style-name="Numbering_20_Symbols" text:bullet-char="●">
        <style:list-level-properties text:min-label-width="0.4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cm"/>
        <style:text-properties fo:font-family="Tahoma" style:font-style-name="Normal" style:font-family-generic="swiss" style:font-pitch="variable"/>
      </text:list-level-style-bullet>
      <text:list-level-style-bullet text:level="6" text:style-name="Numbering_20_Symbols" text:bullet-char="●">
        <style:list-level-properties text:space-before="2.001cm" text:min-label-width="0.4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cm"/>
        <style:text-properties fo:font-family="Tahoma" style:font-style-name="Normal" style:font-family-generic="swiss" style:font-pitch="variable"/>
      </text:list-level-style-bullet>
      <text:list-level-style-bullet text:level="8" text:style-name="Numbering_20_Symbols" text:bullet-char="●">
        <style:list-level-properties text:space-before="2.8cm" text:min-label-width="0.4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cm"/>
        <style:text-properties fo:font-family="Tahoma" style:font-style-name="Normal" style:font-family-generic="swiss" style:font-pitch="variable"/>
      </text:list-level-style-bullet>
      <text:list-level-style-bullet text:level="10" text:style-name="Numbering_20_Symbols" text:bullet-char="●">
        <style:list-level-properties text:space-before="3.601cm" text:min-label-width="0.4cm"/>
        <style:text-properties fo:font-family="Tahoma" style:font-style-name="Normal" style:font-family-generic="swiss" style:font-pitch="variable"/>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6pt" style:font-size-asian="6pt" style:font-size-complex="6pt"/>
    </style:style>
    <style:page-layout style:name="Mpm1">
      <style:page-layout-properties fo:page-width="21.001cm" fo:page-height="29.7cm" style:num-format="1" style:print-orientation="portrait" fo:margin-top="0.7cm" fo:margin-bottom="1cm" fo:margin-left="1cm" fo:margin-right="1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cm" style:dynamic-spacing="fals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 LibreOffice_project/f82d347ccc0be322489bf7da61d7e4ad13fe2ff3</meta:generator>
    <meta:initial-creator>Thibaud FONTANET</meta:initial-creator>
    <meta:creation-date>2006-09-10T11:53:40</meta:creation-date>
    <dc:date>2017-07-27T15:42:32.567000000</dc:date>
    <meta:print-date>2010-12-01T01:31:35.54</meta:print-date>
    <dc:language>fr-FR</dc:language>
    <meta:editing-cycles>169</meta:editing-cycles>
    <meta:editing-duration>P1DT18H26M3S</meta:editing-duration>
    <meta:printed-by>Véronique et Thibaud FONTANET</meta:printed-by>
    <meta:document-statistic meta:table-count="7" meta:image-count="0" meta:object-count="42" meta:page-count="6" meta:paragraph-count="102" meta:word-count="644" meta:character-count="2246" meta:non-whitespace-character-count="1672"/>
    <meta:user-defined meta:name="Info 1"/>
    <meta:user-defined meta:name="Info 2"/>
    <meta:user-defined meta:name="Info 3"/>
    <meta:user-defined meta:name="Info 4"/>
  </office:meta>
</office:document-meta>
</file>

<file path=Object 14/content.xml><?xml version="1.0" encoding="utf-8"?>
<math xmlns="http://www.w3.org/1998/Math/MathML">
  <semantics>
    <mrow>
      <mrow>
        <mover accent="true">
          <mi mathvariant="italic">ABC</mi>
          <mo stretchy="false">ˆ</mo>
        </mover>
        <mi mathvariant="normal">=</mi>
        <mn>110</mn>
      </mrow>
      <mi>°</mi>
    </mrow>
    <annotation encoding="StarMath 5.0"> widehat {ABC}=110°</annotation>
  </semantics>
</math>
</file>

<file path=Object 15/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2/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3/content.xml><?xml version="1.0" encoding="utf-8"?>
<math xmlns="http://www.w3.org/1998/Math/MathML">
  <semantics>
    <mrow>
      <mrow>
        <mover accent="true">
          <mi mathvariant="italic">ACB</mi>
          <mo stretchy="false">ˆ</mo>
        </mover>
        <mi mathvariant="normal">=</mi>
        <mn>20</mn>
      </mrow>
      <mi>°</mi>
    </mrow>
    <annotation encoding="StarMath 5.0"> widehat {ACB}=20°</annotation>
  </semantics>
</math>
</file>

<file path=Object 4/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44/content.xml><?xml version="1.0" encoding="utf-8"?>
<math xmlns="http://www.w3.org/1998/Math/MathML">
  <semantics>
    <mrow>
      <mrow>
        <mover accent="true">
          <mrow>
            <mi mathvariant="italic">BAC</mi>
          </mrow>
          <mo stretchy="false">̂</mo>
        </mover>
        <mo stretchy="false">=</mo>
        <mn>45</mn>
      </mrow>
      <mi>°</mi>
    </mrow>
    <annotation encoding="StarMath 5.0"> widehat {BAC} = 45°</annotation>
  </semantics>
</math>
</file>

<file path=Object 45/content.xml><?xml version="1.0" encoding="utf-8"?>
<math xmlns="http://www.w3.org/1998/Math/MathML">
  <semantics>
    <mrow>
      <mrow>
        <mover accent="true">
          <mi mathvariant="italic">ACB</mi>
          <mo stretchy="false">ˆ</mo>
        </mover>
        <mi mathvariant="normal">=</mi>
        <mn>20</mn>
      </mrow>
      <mi>°</mi>
    </mrow>
    <annotation encoding="StarMath 5.0"> widehat {ACB}=20°</annotation>
  </semantics>
</math>
</file>

<file path=Object 46/content.xml><?xml version="1.0" encoding="utf-8"?>
<math xmlns="http://www.w3.org/1998/Math/MathML">
  <semantics>
    <mrow>
      <mrow>
        <mover accent="true">
          <mrow>
            <mi mathvariant="italic">ACB</mi>
          </mrow>
          <mo stretchy="false">̂</mo>
        </mover>
        <mo stretchy="false">=</mo>
        <mn>20</mn>
      </mrow>
      <mi>°</mi>
    </mrow>
    <annotation encoding="StarMath 5.0"> widehat {ACB} = 20°</annotation>
  </semantics>
</math>
</file>

<file path=Object 47/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48/content.xml><?xml version="1.0" encoding="utf-8"?>
<math xmlns="http://www.w3.org/1998/Math/MathML">
  <semantics>
    <mrow>
      <mrow>
        <mover accent="true">
          <mrow>
            <mi mathvariant="italic">BAC</mi>
          </mrow>
          <mo stretchy="false">̂</mo>
        </mover>
        <mo stretchy="false">=</mo>
        <mn>45</mn>
      </mrow>
      <mi>°</mi>
    </mrow>
    <annotation encoding="StarMath 5.0"> widehat {BAC} = 45°</annotation>
  </semantics>
</math>
</file>

<file path=Object 49/content.xml><?xml version="1.0" encoding="utf-8"?>
<math xmlns="http://www.w3.org/1998/Math/MathML">
  <semantics>
    <mrow>
      <mrow>
        <mover accent="true">
          <mrow>
            <mi mathvariant="italic">BCA</mi>
          </mrow>
          <mo stretchy="false">̂</mo>
        </mover>
        <mo stretchy="false">=</mo>
        <mn>30</mn>
      </mrow>
      <mi>°</mi>
    </mrow>
    <annotation encoding="StarMath 5.0"> widehat {BCA} = 30°</annotation>
  </semantics>
</math>
</file>

<file path=Object 5/content.xml><?xml version="1.0" encoding="utf-8"?>
<math xmlns="http://www.w3.org/1998/Math/MathML">
  <semantics>
    <mrow>
      <mrow>
        <mover accent="true">
          <mi mathvariant="italic">BCA</mi>
          <mo stretchy="false">ˆ</mo>
        </mover>
        <mi mathvariant="normal">=</mi>
        <mn>30</mn>
      </mrow>
      <mi>°</mi>
    </mrow>
    <annotation encoding="StarMath 5.0"> widehat {BCA}=30°</annotation>
  </semantics>
</math>
</file>

<file path=Object 50/content.xml><?xml version="1.0" encoding="utf-8"?>
<math xmlns="http://www.w3.org/1998/Math/MathML">
  <semantics>
    <mrow>
      <mrow>
        <mover accent="true">
          <mi mathvariant="italic">BCA</mi>
          <mo stretchy="false">ˆ</mo>
        </mover>
        <mi mathvariant="normal">=</mi>
        <mn>30</mn>
      </mrow>
      <mi>°</mi>
    </mrow>
    <annotation encoding="StarMath 5.0"> widehat {BCA}=30°</annotation>
  </semantics>
</math>
</file>

<file path=Object 51/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52/content.xml><?xml version="1.0" encoding="utf-8"?>
<math xmlns="http://www.w3.org/1998/Math/MathML">
  <semantics>
    <mrow>
      <mrow>
        <mover accent="true">
          <mrow>
            <mi mathvariant="italic">BAC</mi>
          </mrow>
          <mo stretchy="false">̂</mo>
        </mover>
        <mo stretchy="false">=</mo>
        <mn>45</mn>
      </mrow>
      <mi>°</mi>
    </mrow>
    <annotation encoding="StarMath 5.0"> widehat {BAC} = 45°</annotation>
  </semantics>
</math>
</file>

<file path=Object 53/content.xml><?xml version="1.0" encoding="utf-8"?>
<math xmlns="http://www.w3.org/1998/Math/MathML">
  <semantics>
    <mrow>
      <mrow>
        <mover accent="true">
          <mrow>
            <mi mathvariant="italic">ABC</mi>
          </mrow>
          <mo stretchy="false">̂</mo>
        </mover>
        <mo stretchy="false">=</mo>
        <mn>110</mn>
      </mrow>
      <mi>°</mi>
    </mrow>
    <annotation encoding="StarMath 5.0"> widehat {ABC} = 110°</annotation>
  </semantics>
</math>
</file>

<file path=Object 54/content.xml><?xml version="1.0" encoding="utf-8"?>
<math xmlns="http://www.w3.org/1998/Math/MathML">
  <semantics>
    <mrow>
      <mrow>
        <mover accent="true">
          <mi mathvariant="italic">ABC</mi>
          <mo stretchy="false">ˆ</mo>
        </mover>
        <mi mathvariant="normal">=</mi>
        <mn>110</mn>
      </mrow>
      <mi>°</mi>
    </mrow>
    <annotation encoding="StarMath 5.0"> widehat {ABC}=110°</annotation>
  </semantics>
</math>
</file>

<file path=Object 55/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56/content.xml><?xml version="1.0" encoding="utf-8"?>
<math xmlns="http://www.w3.org/1998/Math/MathML">
  <semantics>
    <mrow>
      <mrow>
        <mover accent="true">
          <mi mathvariant="italic">ACB</mi>
          <mo stretchy="false">ˆ</mo>
        </mover>
        <mi mathvariant="normal">=</mi>
        <mn>20</mn>
      </mrow>
      <mi>°</mi>
    </mrow>
    <annotation encoding="StarMath 5.0"> widehat {ACB}=20°</annotation>
  </semantics>
</math>
</file>

<file path=Object 57/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58/content.xml><?xml version="1.0" encoding="utf-8"?>
<math xmlns="http://www.w3.org/1998/Math/MathML">
  <semantics>
    <mrow>
      <mrow>
        <mover accent="true">
          <mi mathvariant="italic">BCA</mi>
          <mo stretchy="false">ˆ</mo>
        </mover>
        <mi mathvariant="normal">=</mi>
        <mn>30</mn>
      </mrow>
      <mi>°</mi>
    </mrow>
    <annotation encoding="StarMath 5.0"> widehat {BCA}=30°</annotation>
  </semantics>
</math>
</file>

<file path=Object 59/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60/content.xml><?xml version="1.0" encoding="utf-8"?>
<math xmlns="http://www.w3.org/1998/Math/MathML">
  <semantics>
    <mrow>
      <mrow>
        <mover accent="true">
          <mi mathvariant="italic">ABC</mi>
          <mo stretchy="false">ˆ</mo>
        </mover>
        <mi mathvariant="normal">=</mi>
        <mn>110</mn>
      </mrow>
      <mi>°</mi>
    </mrow>
    <annotation encoding="StarMath 5.0"> widehat {ABC}=110°</annotation>
  </semantics>
</math>
</file>

<file path=Object 61/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62/content.xml><?xml version="1.0" encoding="utf-8"?>
<math xmlns="http://www.w3.org/1998/Math/MathML">
  <semantics>
    <mrow>
      <mrow>
        <mover accent="true">
          <mi mathvariant="italic">ACB</mi>
          <mo stretchy="false">ˆ</mo>
        </mover>
        <mi mathvariant="normal">=</mi>
        <mn>20</mn>
      </mrow>
      <mi>°</mi>
    </mrow>
    <annotation encoding="StarMath 5.0"> widehat {ACB}=20°</annotation>
  </semantics>
</math>
</file>

<file path=Object 63/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64/content.xml><?xml version="1.0" encoding="utf-8"?>
<math xmlns="http://www.w3.org/1998/Math/MathML">
  <semantics>
    <mrow>
      <mrow>
        <mover accent="true">
          <mi mathvariant="italic">BCA</mi>
          <mo stretchy="false">ˆ</mo>
        </mover>
        <mi mathvariant="normal">=</mi>
        <mn>30</mn>
      </mrow>
      <mi>°</mi>
    </mrow>
    <annotation encoding="StarMath 5.0"> widehat {BCA}=30°</annotation>
  </semantics>
</math>
</file>

<file path=Object 65/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66/content.xml><?xml version="1.0" encoding="utf-8"?>
<math xmlns="http://www.w3.org/1998/Math/MathML">
  <semantics>
    <mrow>
      <mrow>
        <mover accent="true">
          <mi mathvariant="italic">ABC</mi>
          <mo stretchy="false">ˆ</mo>
        </mover>
        <mi mathvariant="normal">=</mi>
        <mn>110</mn>
      </mrow>
      <mi>°</mi>
    </mrow>
    <annotation encoding="StarMath 5.0"> widehat {ABC}=110°</annotation>
  </semantics>
</math>
</file>

<file path=Object 67/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68/content.xml><?xml version="1.0" encoding="utf-8"?>
<math xmlns="http://www.w3.org/1998/Math/MathML">
  <semantics>
    <mrow>
      <mrow>
        <mover accent="true">
          <mi mathvariant="italic">ACB</mi>
          <mo stretchy="false">ˆ</mo>
        </mover>
        <mi mathvariant="normal">=</mi>
        <mn>20</mn>
      </mrow>
      <mi>°</mi>
    </mrow>
    <annotation encoding="StarMath 5.0"> widehat {ACB}=20°</annotation>
  </semantics>
</math>
</file>

<file path=Object 69/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7/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70/content.xml><?xml version="1.0" encoding="utf-8"?>
<math xmlns="http://www.w3.org/1998/Math/MathML">
  <semantics>
    <mrow>
      <mrow>
        <mover accent="true">
          <mi mathvariant="italic">BCA</mi>
          <mo stretchy="false">ˆ</mo>
        </mover>
        <mi mathvariant="normal">=</mi>
        <mn>30</mn>
      </mrow>
      <mi>°</mi>
    </mrow>
    <annotation encoding="StarMath 5.0"> widehat {BCA}=30°</annotation>
  </semantics>
</math>
</file>

<file path=Object 71/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72/content.xml><?xml version="1.0" encoding="utf-8"?>
<math xmlns="http://www.w3.org/1998/Math/MathML">
  <semantics>
    <mrow>
      <mrow>
        <mover accent="true">
          <mi mathvariant="italic">ABC</mi>
          <mo stretchy="false">ˆ</mo>
        </mover>
        <mi mathvariant="normal">=</mi>
        <mn>110</mn>
      </mrow>
      <mi>°</mi>
    </mrow>
    <annotation encoding="StarMath 5.0"> widehat {ABC}=110°</annotation>
  </semantics>
</math>
</file>

<file path=Object 73/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74/content.xml><?xml version="1.0" encoding="utf-8"?>
<math xmlns="http://www.w3.org/1998/Math/MathML">
  <semantics>
    <mrow>
      <mrow>
        <mover accent="true">
          <mi mathvariant="italic">ACB</mi>
          <mo stretchy="false">ˆ</mo>
        </mover>
        <mi mathvariant="normal">=</mi>
        <mn>20</mn>
      </mrow>
      <mi>°</mi>
    </mrow>
    <annotation encoding="StarMath 5.0"> widehat {ACB}=20°</annotation>
  </semantics>
</math>
</file>

<file path=Object 75/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76/content.xml><?xml version="1.0" encoding="utf-8"?>
<math xmlns="http://www.w3.org/1998/Math/MathML">
  <semantics>
    <mrow>
      <mrow>
        <mover accent="true">
          <mi mathvariant="italic">BCA</mi>
          <mo stretchy="false">ˆ</mo>
        </mover>
        <mi mathvariant="normal">=</mi>
        <mn>30</mn>
      </mrow>
      <mi>°</mi>
    </mrow>
    <annotation encoding="StarMath 5.0"> widehat {BCA}=30°</annotation>
  </semantics>
</math>
</file>

<file path=Object 77/content.xml><?xml version="1.0" encoding="utf-8"?>
<math xmlns="http://www.w3.org/1998/Math/MathML">
  <semantics>
    <mrow>
      <mrow>
        <mover accent="true">
          <mi mathvariant="italic">BAC</mi>
          <mo stretchy="false">ˆ</mo>
        </mover>
        <mi mathvariant="normal">=</mi>
        <mn>45</mn>
      </mrow>
      <mi>°</mi>
    </mrow>
    <annotation encoding="StarMath 5.0"> widehat {BAC}=45°</annotation>
  </semantics>
</math>
</file>

<file path=Object 78/content.xml><?xml version="1.0" encoding="utf-8"?>
<math xmlns="http://www.w3.org/1998/Math/MathML">
  <semantics>
    <mrow>
      <mrow>
        <mover accent="true">
          <mi mathvariant="italic">ABC</mi>
          <mo stretchy="false">ˆ</mo>
        </mover>
        <mi mathvariant="normal">=</mi>
        <mn>110</mn>
      </mrow>
      <mi>°</mi>
    </mrow>
    <annotation encoding="StarMath 5.0"> widehat {ABC}=110°</annotation>
  </semantics>
</math>
</file>